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Free fall</text:p>
          </table:table-cell>
          <table:table-cell table:number-columns-repeated="2"/>
          <table:table-cell table:style-name="ce1" office:value-type="string" calcext:value-type="string">
            <text:p>0 lat and 90 long. Non-rotating planet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9169668799612" calcext:value-type="float">
            <text:p>2.09169668799612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9169668799612" calcext:value-type="float">
            <text:p>2.0916966879961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9169668799612" calcext:value-type="float">
            <text:p>-2.09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15.99992659507" calcext:value-type="float">
            <text:p>3415.999926595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15.99992659507" calcext:value-type="float">
            <text:p>3415.999926595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4947559086489E-020" calcext:value-type="float">
            <text:p>-4.4947559086489E-02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4947559086489E-020" calcext:value-type="float">
            <text:p>-4.4947559086489E-02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4947559086489E-020" calcext:value-type="float">
            <text:p>4.49E-02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000734049345783343" calcext:value-type="float">
            <text:p>-0.000734049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000734049345783343" calcext:value-type="float">
            <text:p>-0.0007340493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3" office:value-type="float" office:value="0.000000000000209169668799612" calcext:value-type="float">
            <text:p>2.09169668799612E-0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.04870979341448E-029" calcext:value-type="float">
            <text:p>5.04870979341448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9169668799612" calcext:value-type="float">
            <text:p>2.09169668799612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9169668799612" calcext:value-type="float">
            <text:p>-2.09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15.99992659507" calcext:value-type="float">
            <text:p>3415.999926595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4947559086489E-020" calcext:value-type="float">
            <text:p>-4.4947559086489E-020</text:p>
          </table:table-cell>
          <table:table-cell/>
          <table:table-cell table:style-name="ce3" office:value-type="float" office:value="-4.4947559086489E-020" calcext:value-type="float">
            <text:p>-4.4947559086489E-02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.01853107621011E-036" calcext:value-type="float">
            <text:p>6.01853107621011E-03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4947559086489E-020" calcext:value-type="float">
            <text:p>-4.4947559086489E-020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4947559086489E-020" calcext:value-type="float">
            <text:p>4.49E-02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0842021724855E-019" calcext:value-type="float">
            <text:p>-1.0842021724855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-0.000734049345783343" calcext:value-type="float">
            <text:p>-0.0007340493</text:p>
          </table:table-cell>
          <table:table-cell/>
          <table:table-cell table:formula="of:=[.M25]/[.O25]" office:value-type="float" office:value="-0" calcext:value-type="float">
            <text:p>0</text:p>
          </table:table-cell>
          <table:table-cell table:formula="of:=[.M25]-[.O25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3" office:value-type="float" office:value="0.000000000000209169668799612" calcext:value-type="float">
            <text:p>2.09169668799612E-0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9169668799612" calcext:value-type="float">
            <text:p>2.09169668799612E-013</text:p>
          </table:table-cell>
          <table:table-cell/>
          <table:table-cell table:style-name="ce4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415.99992659507" calcext:value-type="float">
            <text:p>3415.9999265951</text:p>
          </table:table-cell>
          <table:table-cell/>
          <table:table-cell table:style-name="ce4" table:formula="of:=[.F22]" office:value-type="float" office:value="3415.99992659507" calcext:value-type="float">
            <text:p>3415.9999265951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4947559086489E-020" calcext:value-type="float">
            <text:p>-4.4947559086489E-020</text:p>
          </table:table-cell>
          <table:table-cell/>
          <table:table-cell table:style-name="ce3" office:value-type="float" office:value="-4.4947559086489E-020" calcext:value-type="float">
            <text:p>-4.4947559086489E-02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20370621524202E-035" calcext:value-type="float">
            <text:p>1.20370621524202E-03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4947559086489E-020" calcext:value-type="float">
            <text:p>-4.4947559086489E-020</text:p>
          </table:table-cell>
          <table:table-cell/>
          <table:table-cell table:style-name="ce4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0842021724855E-019" calcext:value-type="float">
            <text:p>1.0842021724855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000734049345783343" calcext:value-type="float">
            <text:p>-0.0007340493</text:p>
          </table:table-cell>
          <table:table-cell/>
          <table:table-cell table:style-name="ce4" table:formula="of:=[.F25]" office:value-type="float" office:value="-0.000734049345783343" calcext:value-type="float">
            <text:p>-0.0007340493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3" office:value-type="float" office:value="0.000000000000209169668799612" calcext:value-type="float">
            <text:p>2.09169668799612E-0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52435489670724E-029" calcext:value-type="float">
            <text:p>2.52435489670724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9169668799612" calcext:value-type="float">
            <text:p>2.09169668799612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9169668799612" calcext:value-type="float">
            <text:p>-2.09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415.99992659507" calcext:value-type="float">
            <text:p>3415.999926595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4947559086489E-020" calcext:value-type="float">
            <text:p>-4.4947559086489E-020</text:p>
          </table:table-cell>
          <table:table-cell/>
          <table:table-cell table:style-name="ce3" office:value-type="float" office:value="-4.4947559086489E-020" calcext:value-type="float">
            <text:p>-4.4947559086489E-02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6.01853107621011E-036" calcext:value-type="float">
            <text:p>-6.01853107621011E-03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4.4947559086489E-020" calcext:value-type="float">
            <text:p>-4.4947559086489E-020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4947559086489E-020" calcext:value-type="float">
            <text:p>4.49E-02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0842021724855E-019" calcext:value-type="float">
            <text:p>-1.0842021724855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-0.000734049345783343" calcext:value-type="float">
            <text:p>-0.0007340493</text:p>
          </table:table-cell>
          <table:table-cell/>
          <table:table-cell table:formula="of:=[.M49]/[.O49]" office:value-type="float" office:value="-0" calcext:value-type="float">
            <text:p>0</text:p>
          </table:table-cell>
          <table:table-cell table:formula="of:=[.M49]-[.O49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9169668799612" calcext:value-type="float">
            <text:p>2.09169668799612E-013</text:p>
          </table:table-cell>
          <table:table-cell/>
          <table:table-cell table:style-name="ce4" table:formula="of:=[.F33]" office:value-type="float" office:value="0.000000000000209169668799612" calcext:value-type="float">
            <text:p>2.09169668799612E-013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15.99992659507" calcext:value-type="float">
            <text:p>3415.9999265951</text:p>
          </table:table-cell>
          <table:table-cell/>
          <table:table-cell table:style-name="ce4" table:formula="of:=[.F34]" office:value-type="float" office:value="3415.99992659507" calcext:value-type="float">
            <text:p>3415.9999265951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4947559086489E-020" calcext:value-type="float">
            <text:p>-4.4947559086489E-020</text:p>
          </table:table-cell>
          <table:table-cell/>
          <table:table-cell table:style-name="ce4" table:formula="of:=[.F36]" office:value-type="float" office:value="-4.4947559086489E-020" calcext:value-type="float">
            <text:p>-4.4947559086489E-020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000734049345783343" calcext:value-type="float">
            <text:p>-0.0007340493</text:p>
          </table:table-cell>
          <table:table-cell/>
          <table:table-cell table:style-name="ce4" table:formula="of:=[.F37]" office:value-type="float" office:value="-0.000734049345783343" calcext:value-type="float">
            <text:p>-0.0007340493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9169668799612" calcext:value-type="float">
            <text:p>2.09169668799612E-013</text:p>
          </table:table-cell>
          <table:table-cell/>
          <table:table-cell table:style-name="ce4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15.99992659507" calcext:value-type="float">
            <text:p>3415.9999265951</text:p>
          </table:table-cell>
          <table:table-cell/>
          <table:table-cell table:style-name="ce4" table:formula="of:=[.F22]" office:value-type="float" office:value="3415.99992659507" calcext:value-type="float">
            <text:p>3415.9999265951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4947559086489E-020" calcext:value-type="float">
            <text:p>-4.4947559086489E-020</text:p>
          </table:table-cell>
          <table:table-cell/>
          <table:table-cell table:style-name="ce4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000734049345783343" calcext:value-type="float">
            <text:p>-0.0007340493</text:p>
          </table:table-cell>
          <table:table-cell/>
          <table:table-cell table:style-name="ce4" table:formula="of:=[.F25]" office:value-type="float" office:value="-0.000734049345783343" calcext:value-type="float">
            <text:p>-0.0007340493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497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9009" calcext:value-type="float">
            <text:p>3342.060819290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42.0608192900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57339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60838" calcext:value-type="float">
            <text:p>-0.7448206322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744820632160838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497" calcext:value-type="float">
            <text:p>2.0464220424497E-013</text:p>
          </table:table-cell>
          <table:table-cell/>
          <table:table-cell table:style-name="ce3" office:value-type="float" office:value="0.999999999993565" calcext:value-type="float">
            <text:p>1</text:p>
          </table:table-cell>
          <table:table-cell table:style-name="ce3" office:value-type="float" office:value="-1.3169307060632E-024" calcext:value-type="float">
            <text:p>-1.3169307060632E-0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4642204071785" calcext:value-type="float">
            <text:p>2.04642204071785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071785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215077307075262" calcext:value-type="float">
            <text:p>-2.15077307075262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42.06081646178" calcext:value-type="float">
            <text:p>3342.060816461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342.06081646178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57339E-017" calcext:value-type="float">
            <text:p>-4.56071101557339E-017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1.18466570143983E-027" calcext:value-type="float">
            <text:p>1.18466570143983E-02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56071111437841E-017" calcext:value-type="float">
            <text:p>-4.56071111437841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11437841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193471905163278" calcext:value-type="float">
            <text:p>1.93471905163278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-0.744820648296922" calcext:value-type="float">
            <text:p>-0.7448206483</text:p>
          </table:table-cell>
          <table:table-cell/>
          <table:table-cell table:formula="of:=[.M25]/[.O25]" office:value-type="float" office:value="-0" calcext:value-type="float">
            <text:p>0</text:p>
          </table:table-cell>
          <table:table-cell table:formula="of:=[.M25]-[.O25]" office:value-type="float" office:value="0.744820648296922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071785" calcext:value-type="float">
            <text:p>2.04642204071785E-013</text:p>
          </table:table-cell>
          <table:table-cell/>
          <table:table-cell table:style-name="ce3" office:value-type="float" office:value="1.00000000083984" calcext:value-type="float">
            <text:p>1.0000000008</text:p>
          </table:table-cell>
          <table:table-cell table:style-name="ce3" office:value-type="float" office:value="1.71867370993849E-022" calcext:value-type="float">
            <text:p>1.71867370993849E-02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4642204071785" calcext:value-type="float">
            <text:p>2.04642204071785E-013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33]/[.O33]" office:value-type="float" office:value="0.999999999153718" calcext:value-type="float">
            <text:p>0.9999999992</text:p>
          </table:table-cell>
          <table:table-cell table:formula="of:=[.M33]-[.O33]" office:value-type="float" office:value="-1.73184983275734E-022" calcext:value-type="float">
            <text:p>-1.73E-0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646178" calcext:value-type="float">
            <text:p>3342.0608164618</text:p>
          </table:table-cell>
          <table:table-cell/>
          <table:table-cell table:style-name="ce3" office:value-type="float" office:value="1.00000000083984" calcext:value-type="float">
            <text:p>1.0000000008</text:p>
          </table:table-cell>
          <table:table-cell table:style-name="ce3" office:value-type="float" office:value="0.00000280680887954077" calcext:value-type="float">
            <text:p>2.80680887954077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42.06081646178" calcext:value-type="float">
            <text:p>3342.0608164618</text:p>
          </table:table-cell>
          <table:table-cell/>
          <table:table-cell table:style-name="ce4" table:formula="of:=[.F22]" office:value-type="float" office:value="3342.06081929009" calcext:value-type="float">
            <text:p>3342.0608192901</text:p>
          </table:table-cell>
          <table:table-cell/>
          <table:table-cell table:formula="of:=[.M34]/[.O34]" office:value-type="float" office:value="0.999999999153723" calcext:value-type="float">
            <text:p>0.9999999992</text:p>
          </table:table-cell>
          <table:table-cell table:formula="of:=[.M34]-[.O34]" office:value-type="float" office:value="-0.00000282830978903803" calcext:value-type="float">
            <text:p>-2.83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11437841E-017" calcext:value-type="float">
            <text:p>-4.56071111437841E-017</text:p>
          </table:table-cell>
          <table:table-cell/>
          <table:table-cell table:style-name="ce3" office:value-type="float" office:value="0.999999978309636" calcext:value-type="float">
            <text:p>0.9999999783</text:p>
          </table:table-cell>
          <table:table-cell table:style-name="ce3" office:value-type="float" office:value="9.8923484768731E-025" calcext:value-type="float">
            <text:p>9.8923484768731E-02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56071111437841E-017" calcext:value-type="float">
            <text:p>-4.56071111437841E-017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36]/[.O36]" office:value-type="float" office:value="1.00000002166439" calcext:value-type="float">
            <text:p>1.0000000217</text:p>
          </table:table-cell>
          <table:table-cell table:formula="of:=[.M36]-[.O36]" office:value-type="float" office:value="-9.88050200474798E-025" calcext:value-type="float">
            <text:p>-9.88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48296922" calcext:value-type="float">
            <text:p>-0.7448206483</text:p>
          </table:table-cell>
          <table:table-cell/>
          <table:table-cell table:style-name="ce3" office:value-type="float" office:value="0.999999978309636" calcext:value-type="float">
            <text:p>0.9999999783</text:p>
          </table:table-cell>
          <table:table-cell table:style-name="ce3" office:value-type="float" office:value="0.0000000161554309929812" calcext:value-type="float">
            <text:p>1.61554309929812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744820648296922" calcext:value-type="float">
            <text:p>-0.7448206483</text:p>
          </table:table-cell>
          <table:table-cell/>
          <table:table-cell table:style-name="ce4" table:formula="of:=[.F25]" office:value-type="float" office:value="-0.744820632160838" calcext:value-type="float">
            <text:p>-0.7448206322</text:p>
          </table:table-cell>
          <table:table-cell/>
          <table:table-cell table:formula="of:=[.M37]/[.O37]" office:value-type="float" office:value="1.00000002166439" calcext:value-type="float">
            <text:p>1.0000000217</text:p>
          </table:table-cell>
          <table:table-cell table:formula="of:=[.M37]-[.O37]" office:value-type="float" office:value="-0.0000000161360840245095" calcext:value-type="float">
            <text:p>-1.6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81" calcext:value-type="float">
            <text:p>2.04642204243681E-013</text:p>
          </table:table-cell>
          <table:table-cell/>
          <table:table-cell table:style-name="ce3" office:value-type="float" office:value="0.999999999999863" calcext:value-type="float">
            <text:p>1</text:p>
          </table:table-cell>
          <table:table-cell table:style-name="ce3" office:value-type="float" office:value="-2.79698522555162E-026" calcext:value-type="float">
            <text:p>-2.79698522555162E-0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4642204243681" calcext:value-type="float">
            <text:p>2.04642204243681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81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904" calcext:value-type="float">
            <text:p>3342.060819269</text:p>
          </table:table-cell>
          <table:table-cell/>
          <table:table-cell table:style-name="ce3" office:value-type="float" office:value="0.999999999999863" calcext:value-type="float">
            <text:p>1</text:p>
          </table:table-cell>
          <table:table-cell table:style-name="ce3" office:value-type="float" office:value="-0.000000000458385329693556" calcext:value-type="float">
            <text:p>-4.58385329693556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342.06081926904" calcext:value-type="float">
            <text:p>3342.06081926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342.06081926904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4682E-017" calcext:value-type="float">
            <text:p>-4.56071101544682E-017</text:p>
          </table:table-cell>
          <table:table-cell/>
          <table:table-cell table:style-name="ce3" office:value-type="float" office:value="1.00000000000178" calcext:value-type="float">
            <text:p>1</text:p>
          </table:table-cell>
          <table:table-cell table:style-name="ce3" office:value-type="float" office:value="-8.1067783963103E-029" calcext:value-type="float">
            <text:p>-8.1067783963103E-0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4.56071101544682E-017" calcext:value-type="float">
            <text:p>-4.56071101544682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4682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0168" calcext:value-type="float">
            <text:p>-0.7448206321</text:p>
          </table:table-cell>
          <table:table-cell/>
          <table:table-cell table:style-name="ce3" office:value-type="float" office:value="1.00000000000178" calcext:value-type="float">
            <text:p>1</text:p>
          </table:table-cell>
          <table:table-cell table:style-name="ce3" office:value-type="float" office:value="-0.00000000000132349686765565" calcext:value-type="float">
            <text:p>-1.32349686765565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-0.744820632140168" calcext:value-type="float">
            <text:p>-0.7448206321</text:p>
          </table:table-cell>
          <table:table-cell/>
          <table:table-cell table:formula="of:=[.M49]/[.O49]" office:value-type="float" office:value="-0" calcext:value-type="float">
            <text:p>0</text:p>
          </table:table-cell>
          <table:table-cell table:formula="of:=[.M49]-[.O49]" office:value-type="float" office:value="0.744820632140168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81" calcext:value-type="float">
            <text:p>2.04642204243681E-013</text:p>
          </table:table-cell>
          <table:table-cell/>
          <table:table-cell table:style-name="ce4" table:formula="of:=[.F33]" office:value-type="float" office:value="0.000000000000204642204071785" calcext:value-type="float">
            <text:p>2.04642204071785E-013</text:p>
          </table:table-cell>
          <table:table-cell/>
          <table:table-cell table:formula="of:=[.M57]/[.O57]" office:value-type="float" office:value="1.00000000083998" calcext:value-type="float">
            <text:p>1.0000000008</text:p>
          </table:table-cell>
          <table:table-cell table:formula="of:=[.M57]-[.O57]" office:value-type="float" office:value="1.71895971934828E-022" calcext:value-type="float">
            <text:p>1.72E-02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904" calcext:value-type="float">
            <text:p>3342.060819269</text:p>
          </table:table-cell>
          <table:table-cell/>
          <table:table-cell table:style-name="ce4" table:formula="of:=[.F34]" office:value-type="float" office:value="3342.06081646178" calcext:value-type="float">
            <text:p>3342.0608164618</text:p>
          </table:table-cell>
          <table:table-cell/>
          <table:table-cell table:formula="of:=[.M58]/[.O58]" office:value-type="float" office:value="1.00000000083998" calcext:value-type="float">
            <text:p>1.0000000008</text:p>
          </table:table-cell>
          <table:table-cell table:formula="of:=[.M58]-[.O58]" office:value-type="float" office:value="0.00000280725998891285" calcext:value-type="float">
            <text:p>2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4682E-017" calcext:value-type="float">
            <text:p>-4.56071101544682E-017</text:p>
          </table:table-cell>
          <table:table-cell/>
          <table:table-cell table:style-name="ce4" table:formula="of:=[.F36]" office:value-type="float" office:value="-4.56071111437841E-017" calcext:value-type="float">
            <text:p>-4.56071111437841E-017</text:p>
          </table:table-cell>
          <table:table-cell/>
          <table:table-cell table:formula="of:=[.M60]/[.O60]" office:value-type="float" office:value="0.999999978307859" calcext:value-type="float">
            <text:p>0.9999999783</text:p>
          </table:table-cell>
          <table:table-cell table:formula="of:=[.M60]-[.O60]" office:value-type="float" office:value="9.89315903145322E-025" calcext:value-type="float">
            <text:p>9.89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0168" calcext:value-type="float">
            <text:p>-0.7448206321</text:p>
          </table:table-cell>
          <table:table-cell/>
          <table:table-cell table:style-name="ce4" table:formula="of:=[.F37]" office:value-type="float" office:value="-0.744820648296922" calcext:value-type="float">
            <text:p>-0.7448206483</text:p>
          </table:table-cell>
          <table:table-cell/>
          <table:table-cell table:formula="of:=[.M61]/[.O61]" office:value-type="float" office:value="0.99999997830786" calcext:value-type="float">
            <text:p>0.9999999783</text:p>
          </table:table-cell>
          <table:table-cell table:formula="of:=[.M61]-[.O61]" office:value-type="float" office:value="0.0000000161567540457597" calcext:value-type="float">
            <text:p>1.6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81" calcext:value-type="float">
            <text:p>2.04642204243681E-013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69]/[.O69]" office:value-type="float" office:value="0.999999999993701" calcext:value-type="float">
            <text:p>1</text:p>
          </table:table-cell>
          <table:table-cell table:formula="of:=[.M69]-[.O69]" office:value-type="float" office:value="-1.28901134090562E-024" calcext:value-type="float">
            <text:p>-1.29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904" calcext:value-type="float">
            <text:p>3342.060819269</text:p>
          </table:table-cell>
          <table:table-cell/>
          <table:table-cell table:style-name="ce4" table:formula="of:=[.F22]" office:value-type="float" office:value="3342.06081929009" calcext:value-type="float">
            <text:p>3342.0608192901</text:p>
          </table:table-cell>
          <table:table-cell/>
          <table:table-cell table:formula="of:=[.M70]/[.O70]" office:value-type="float" office:value="0.999999999993702" calcext:value-type="float">
            <text:p>1</text:p>
          </table:table-cell>
          <table:table-cell table:formula="of:=[.M70]-[.O70]" office:value-type="float" office:value="-0.0000000210498001251835" calcext:value-type="float">
            <text:p>-2.1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4682E-017" calcext:value-type="float">
            <text:p>-4.56071101544682E-017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72]/[.O72]" office:value-type="float" office:value="0.999999999972248" calcext:value-type="float">
            <text:p>1</text:p>
          </table:table-cell>
          <table:table-cell table:formula="of:=[.M72]-[.O72]" office:value-type="float" office:value="1.26570267052383E-027" calcext:value-type="float">
            <text:p>1.27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0168" calcext:value-type="float">
            <text:p>-0.7448206321</text:p>
          </table:table-cell>
          <table:table-cell/>
          <table:table-cell table:style-name="ce4" table:formula="of:=[.F25]" office:value-type="float" office:value="-0.744820632160838" calcext:value-type="float">
            <text:p>-0.7448206322</text:p>
          </table:table-cell>
          <table:table-cell/>
          <table:table-cell table:formula="of:=[.M73]/[.O73]" office:value-type="float" office:value="0.999999999972248" calcext:value-type="float">
            <text:p>1</text:p>
          </table:table-cell>
          <table:table-cell table:formula="of:=[.M73]-[.O73]" office:value-type="float" office:value="0.0000000000206700212501687" calcext:value-type="float">
            <text:p>2.0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497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9009" calcext:value-type="float">
            <text:p>3342.060819290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42.0608192900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57339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60838" calcext:value-type="float">
            <text:p>-0.7448206322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744820632160838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497" calcext:value-type="float">
            <text:p>2.0464220424497E-013</text:p>
          </table:table-cell>
          <table:table-cell/>
          <table:table-cell table:style-name="ce3" office:value-type="float" office:value="0.999999999993565" calcext:value-type="float">
            <text:p>1</text:p>
          </table:table-cell>
          <table:table-cell table:style-name="ce3" office:value-type="float" office:value="-0.0000000215077307075262" calcext:value-type="float">
            <text:p>-2.1507730707526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4642204237862" calcext:value-type="float">
            <text:p>2.04642204237862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37862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42.06081917402" calcext:value-type="float">
            <text:p>3342.06081917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342.06081917402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1.18466570143983E-027" calcext:value-type="float">
            <text:p>1.18466570143983E-02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57339E-017" calcext:value-type="float">
            <text:p>-4.56071101557339E-017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0.0000000000193471905163278" calcext:value-type="float">
            <text:p>1.9347190516327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56071101811402E-017" calcext:value-type="float">
            <text:p>-4.56071101811402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811402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-0.744820632575753" calcext:value-type="float">
            <text:p>-0.7448206326</text:p>
          </table:table-cell>
          <table:table-cell/>
          <table:table-cell table:formula="of:=[.M25]/[.O25]" office:value-type="float" office:value="-0" calcext:value-type="float">
            <text:p>0</text:p>
          </table:table-cell>
          <table:table-cell table:formula="of:=[.M25]-[.O25]" office:value-type="float" office:value="0.744820632575753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37862" calcext:value-type="float">
            <text:p>2.04642204237862E-013</text:p>
          </table:table-cell>
          <table:table-cell/>
          <table:table-cell table:style-name="ce3" office:value-type="float" office:value="1.0000000000283" calcext:value-type="float">
            <text:p>1</text:p>
          </table:table-cell>
          <table:table-cell table:style-name="ce3" office:value-type="float" office:value="5.79044099271396E-024" calcext:value-type="float">
            <text:p>5.79044099271396E-0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4642204237862" calcext:value-type="float">
            <text:p>2.04642204237862E-013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33]/[.O33]" office:value-type="float" office:value="0.999999999965266" calcext:value-type="float">
            <text:p>1</text:p>
          </table:table-cell>
          <table:table-cell table:formula="of:=[.M33]-[.O33]" office:value-type="float" office:value="-7.10800278750134E-024" calcext:value-type="float">
            <text:p>-7.11E-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17402" calcext:value-type="float">
            <text:p>3342.060819174</text:p>
          </table:table-cell>
          <table:table-cell/>
          <table:table-cell table:style-name="ce3" office:value-type="float" office:value="1.0000000000283" calcext:value-type="float">
            <text:p>1</text:p>
          </table:table-cell>
          <table:table-cell table:style-name="ce3" office:value-type="float" office:value="0.0000000945660758588929" calcext:value-type="float">
            <text:p>9.45660758588929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42.06081917402" calcext:value-type="float">
            <text:p>3342.060819174</text:p>
          </table:table-cell>
          <table:table-cell/>
          <table:table-cell table:style-name="ce4" table:formula="of:=[.F22]" office:value-type="float" office:value="3342.06081929009" calcext:value-type="float">
            <text:p>3342.0608192901</text:p>
          </table:table-cell>
          <table:table-cell/>
          <table:table-cell table:formula="of:=[.M34]/[.O34]" office:value-type="float" office:value="0.99999999996527" calcext:value-type="float">
            <text:p>1</text:p>
          </table:table-cell>
          <table:table-cell table:formula="of:=[.M34]-[.O34]" office:value-type="float" office:value="-0.000000116070168587612" calcext:value-type="float">
            <text:p>-1.1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811402E-017" calcext:value-type="float">
            <text:p>-4.56071101811402E-017</text:p>
          </table:table-cell>
          <table:table-cell/>
          <table:table-cell table:style-name="ce3" office:value-type="float" office:value="0.999999999416957" calcext:value-type="float">
            <text:p>0.9999999994</text:p>
          </table:table-cell>
          <table:table-cell table:style-name="ce3" office:value-type="float" office:value="2.6590917230214E-026" calcext:value-type="float">
            <text:p>2.6590917230214E-02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56071101811402E-017" calcext:value-type="float">
            <text:p>-4.56071101811402E-017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36]/[.O36]" office:value-type="float" office:value="1.00000000055707" calcext:value-type="float">
            <text:p>1.0000000006</text:p>
          </table:table-cell>
          <table:table-cell table:formula="of:=[.M36]-[.O36]" office:value-type="float" office:value="-2.5406294669605E-026" calcext:value-type="float">
            <text:p>-2.54E-0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575753" calcext:value-type="float">
            <text:p>-0.7448206326</text:p>
          </table:table-cell>
          <table:table-cell/>
          <table:table-cell table:style-name="ce3" office:value-type="float" office:value="0.999999999416957" calcext:value-type="float">
            <text:p>0.9999999994</text:p>
          </table:table-cell>
          <table:table-cell table:style-name="ce3" office:value-type="float" office:value="0.0000000004342624038145" calcext:value-type="float">
            <text:p>4.342624038145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744820632575753" calcext:value-type="float">
            <text:p>-0.7448206326</text:p>
          </table:table-cell>
          <table:table-cell/>
          <table:table-cell table:style-name="ce4" table:formula="of:=[.F25]" office:value-type="float" office:value="-0.744820632160838" calcext:value-type="float">
            <text:p>-0.7448206322</text:p>
          </table:table-cell>
          <table:table-cell/>
          <table:table-cell table:formula="of:=[.M37]/[.O37]" office:value-type="float" office:value="1.00000000055707" calcext:value-type="float">
            <text:p>1.0000000006</text:p>
          </table:table-cell>
          <table:table-cell table:formula="of:=[.M37]-[.O37]" office:value-type="float" office:value="-0.000000000414914991253568" calcext:value-type="float">
            <text:p>-4.15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82" calcext:value-type="float">
            <text:p>2.04642204243682E-013</text:p>
          </table:table-cell>
          <table:table-cell/>
          <table:table-cell table:style-name="ce3" office:value-type="float" office:value="0.999999999999858" calcext:value-type="float">
            <text:p>1</text:p>
          </table:table-cell>
          <table:table-cell table:style-name="ce3" office:value-type="float" office:value="-2.90805684100674E-026" calcext:value-type="float">
            <text:p>-2.90805684100674E-0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4642204243682" calcext:value-type="float">
            <text:p>2.04642204243682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82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906" calcext:value-type="float">
            <text:p>3342.0608192691</text:p>
          </table:table-cell>
          <table:table-cell/>
          <table:table-cell table:style-name="ce3" office:value-type="float" office:value="0.999999999999858" calcext:value-type="float">
            <text:p>1</text:p>
          </table:table-cell>
          <table:table-cell table:style-name="ce3" office:value-type="float" office:value="-0.000000000475665729027241" calcext:value-type="float">
            <text:p>-4.75665729027241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342.06081926906" calcext:value-type="float">
            <text:p>3342.060819269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342.06081926906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4646E-017" calcext:value-type="float">
            <text:p>-4.56071101544646E-017</text:p>
          </table:table-cell>
          <table:table-cell/>
          <table:table-cell table:style-name="ce3" office:value-type="float" office:value="1.00000000000186" calcext:value-type="float">
            <text:p>1</text:p>
          </table:table-cell>
          <table:table-cell table:style-name="ce3" office:value-type="float" office:value="-8.468545077064E-029" calcext:value-type="float">
            <text:p>-8.468545077064E-0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4.56071101544646E-017" calcext:value-type="float">
            <text:p>-4.56071101544646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4646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0109" calcext:value-type="float">
            <text:p>-0.7448206321</text:p>
          </table:table-cell>
          <table:table-cell/>
          <table:table-cell table:style-name="ce3" office:value-type="float" office:value="1.00000000000186" calcext:value-type="float">
            <text:p>1</text:p>
          </table:table-cell>
          <table:table-cell table:style-name="ce3" office:value-type="float" office:value="-0.00000000000138244971026324" calcext:value-type="float">
            <text:p>-1.38244971026324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-0.744820632140109" calcext:value-type="float">
            <text:p>-0.7448206321</text:p>
          </table:table-cell>
          <table:table-cell/>
          <table:table-cell table:formula="of:=[.M49]/[.O49]" office:value-type="float" office:value="-0" calcext:value-type="float">
            <text:p>0</text:p>
          </table:table-cell>
          <table:table-cell table:formula="of:=[.M49]-[.O49]" office:value-type="float" office:value="0.74482063214010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82" calcext:value-type="float">
            <text:p>2.04642204243682E-013</text:p>
          </table:table-cell>
          <table:table-cell/>
          <table:table-cell table:style-name="ce4" table:formula="of:=[.F33]" office:value-type="float" office:value="0.000000000000204642204237862" calcext:value-type="float">
            <text:p>2.04642204237862E-013</text:p>
          </table:table-cell>
          <table:table-cell/>
          <table:table-cell table:formula="of:=[.M57]/[.O57]" office:value-type="float" office:value="1.00000000002844" calcext:value-type="float">
            <text:p>1</text:p>
          </table:table-cell>
          <table:table-cell table:formula="of:=[.M57]-[.O57]" office:value-type="float" office:value="5.82002643210337E-024" calcext:value-type="float">
            <text:p>5.82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906" calcext:value-type="float">
            <text:p>3342.0608192691</text:p>
          </table:table-cell>
          <table:table-cell/>
          <table:table-cell table:style-name="ce4" table:formula="of:=[.F34]" office:value-type="float" office:value="3342.06081917402" calcext:value-type="float">
            <text:p>3342.060819174</text:p>
          </table:table-cell>
          <table:table-cell/>
          <table:table-cell table:formula="of:=[.M58]/[.O58]" office:value-type="float" office:value="1.00000000002844" calcext:value-type="float">
            <text:p>1</text:p>
          </table:table-cell>
          <table:table-cell table:formula="of:=[.M58]-[.O58]" office:value-type="float" office:value="0.0000000950403773458675" calcext:value-type="float">
            <text:p>9.5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4646E-017" calcext:value-type="float">
            <text:p>-4.56071101544646E-017</text:p>
          </table:table-cell>
          <table:table-cell/>
          <table:table-cell table:style-name="ce4" table:formula="of:=[.F36]" office:value-type="float" office:value="-4.56071101811402E-017" calcext:value-type="float">
            <text:p>-4.56071101811402E-017</text:p>
          </table:table-cell>
          <table:table-cell/>
          <table:table-cell table:formula="of:=[.M60]/[.O60]" office:value-type="float" office:value="0.9999999994151" calcext:value-type="float">
            <text:p>0.9999999994</text:p>
          </table:table-cell>
          <table:table-cell table:formula="of:=[.M60]-[.O60]" office:value-type="float" office:value="2.66756026809847E-026" calcext:value-type="float">
            <text:p>2.67E-02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0109" calcext:value-type="float">
            <text:p>-0.7448206321</text:p>
          </table:table-cell>
          <table:table-cell/>
          <table:table-cell table:style-name="ce4" table:formula="of:=[.F37]" office:value-type="float" office:value="-0.744820632575753" calcext:value-type="float">
            <text:p>-0.7448206326</text:p>
          </table:table-cell>
          <table:table-cell/>
          <table:table-cell table:formula="of:=[.M61]/[.O61]" office:value-type="float" office:value="0.999999999415102" calcext:value-type="float">
            <text:p>0.9999999994</text:p>
          </table:table-cell>
          <table:table-cell table:formula="of:=[.M61]-[.O61]" office:value-type="float" office:value="0.000000000435643965346344" calcext:value-type="float">
            <text:p>4.36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82" calcext:value-type="float">
            <text:p>2.04642204243682E-013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69]/[.O69]" office:value-type="float" office:value="0.999999999993706" calcext:value-type="float">
            <text:p>1</text:p>
          </table:table-cell>
          <table:table-cell table:formula="of:=[.M69]-[.O69]" office:value-type="float" office:value="-1.28797635539797E-024" calcext:value-type="float">
            <text:p>-1.29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906" calcext:value-type="float">
            <text:p>3342.0608192691</text:p>
          </table:table-cell>
          <table:table-cell/>
          <table:table-cell table:style-name="ce4" table:formula="of:=[.F22]" office:value-type="float" office:value="3342.06081929009" calcext:value-type="float">
            <text:p>3342.0608192901</text:p>
          </table:table-cell>
          <table:table-cell/>
          <table:table-cell table:formula="of:=[.M70]/[.O70]" office:value-type="float" office:value="0.999999999993708" calcext:value-type="float">
            <text:p>1</text:p>
          </table:table-cell>
          <table:table-cell table:formula="of:=[.M70]-[.O70]" office:value-type="float" office:value="-0.0000000210297912417445" calcext:value-type="float">
            <text:p>-2.1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4646E-017" calcext:value-type="float">
            <text:p>-4.56071101544646E-017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72]/[.O72]" office:value-type="float" office:value="0.999999999972169" calcext:value-type="float">
            <text:p>1</text:p>
          </table:table-cell>
          <table:table-cell table:formula="of:=[.M72]-[.O72]" office:value-type="float" office:value="1.26930801137972E-027" calcext:value-type="float">
            <text:p>1.27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0109" calcext:value-type="float">
            <text:p>-0.7448206321</text:p>
          </table:table-cell>
          <table:table-cell/>
          <table:table-cell table:style-name="ce4" table:formula="of:=[.F25]" office:value-type="float" office:value="-0.744820632160838" calcext:value-type="float">
            <text:p>-0.7448206322</text:p>
          </table:table-cell>
          <table:table-cell/>
          <table:table-cell table:formula="of:=[.M73]/[.O73]" office:value-type="float" office:value="0.999999999972169" calcext:value-type="float">
            <text:p>1</text:p>
          </table:table-cell>
          <table:table-cell table:formula="of:=[.M73]-[.O73]" office:value-type="float" office:value="0.0000000000207289740927763" calcext:value-type="float">
            <text:p>2.0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4063" calcext:value-type="float">
            <text:p>2.04642204244063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4063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7529" calcext:value-type="float">
            <text:p>3342.060819275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42.0608192752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48804E-017" calcext:value-type="float">
            <text:p>-4.56071101548804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8804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46899" calcext:value-type="float">
            <text:p>-0.744820632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744820632146899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4063" calcext:value-type="float">
            <text:p>2.04642204244063E-013</text:p>
          </table:table-cell>
          <table:table-cell/>
          <table:table-cell table:style-name="ce3" office:value-type="float" office:value="0.999999999997993" calcext:value-type="float">
            <text:p>1</text:p>
          </table:table-cell>
          <table:table-cell table:style-name="ce3" office:value-type="float" office:value="-4.10687298145301E-025" calcext:value-type="float">
            <text:p>-4.10687298145301E-02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4642204242638" calcext:value-type="float">
            <text:p>2.04642204242638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42638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7529" calcext:value-type="float">
            <text:p>3342.0608192753</text:p>
          </table:table-cell>
          <table:table-cell/>
          <table:table-cell table:style-name="ce3" office:value-type="float" office:value="0.999999999997993" calcext:value-type="float">
            <text:p>1</text:p>
          </table:table-cell>
          <table:table-cell table:style-name="ce3" office:value-type="float" office:value="-0.00000000670843292027712" calcext:value-type="float">
            <text:p>-6.70843292027712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42.06081925202" calcext:value-type="float">
            <text:p>3342.06081925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342.06081925202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8804E-017" calcext:value-type="float">
            <text:p>-4.56071101548804E-017</text:p>
          </table:table-cell>
          <table:table-cell/>
          <table:table-cell table:style-name="ce3" office:value-type="float" office:value="0.999999999992739" calcext:value-type="float">
            <text:p>1</text:p>
          </table:table-cell>
          <table:table-cell table:style-name="ce3" office:value-type="float" office:value="3.31136690918164E-028" calcext:value-type="float">
            <text:p>3.31136690918164E-02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56071101590276E-017" calcext:value-type="float">
            <text:p>-4.56071101590276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590276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6899" calcext:value-type="float">
            <text:p>-0.7448206321</text:p>
          </table:table-cell>
          <table:table-cell/>
          <table:table-cell table:style-name="ce3" office:value-type="float" office:value="0.999999999992739" calcext:value-type="float">
            <text:p>1</text:p>
          </table:table-cell>
          <table:table-cell table:style-name="ce3" office:value-type="float" office:value="0.0000000000054080073752516" calcext:value-type="float">
            <text:p>5.4080073752516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-0.744820632214628" calcext:value-type="float">
            <text:p>-0.7448206322</text:p>
          </table:table-cell>
          <table:table-cell/>
          <table:table-cell table:formula="of:=[.M25]/[.O25]" office:value-type="float" office:value="-0" calcext:value-type="float">
            <text:p>0</text:p>
          </table:table-cell>
          <table:table-cell table:formula="of:=[.M25]-[.O25]" office:value-type="float" office:value="0.744820632214628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2638" calcext:value-type="float">
            <text:p>2.04642204242638E-013</text:p>
          </table:table-cell>
          <table:table-cell/>
          <table:table-cell table:style-name="ce3" office:value-type="float" office:value="1.00000000000496" calcext:value-type="float">
            <text:p>1</text:p>
          </table:table-cell>
          <table:table-cell table:style-name="ce3" office:value-type="float" office:value="1.01466445073147E-024" calcext:value-type="float">
            <text:p>1.01466445073147E-0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4642204242638" calcext:value-type="float">
            <text:p>2.04642204242638E-013</text:p>
          </table:table-cell>
          <table:table-cell/>
          <table:table-cell table:style-name="ce4" table:formula="of:=[.F21]" office:value-type="float" office:value="0.000000000000204642204244063" calcext:value-type="float">
            <text:p>2.04642204244063E-013</text:p>
          </table:table-cell>
          <table:table-cell/>
          <table:table-cell table:formula="of:=[.M33]/[.O33]" office:value-type="float" office:value="0.999999999993037" calcext:value-type="float">
            <text:p>1</text:p>
          </table:table-cell>
          <table:table-cell table:formula="of:=[.M33]-[.O33]" office:value-type="float" office:value="-1.42499833919124E-024" calcext:value-type="float">
            <text:p>-1.42E-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5202" calcext:value-type="float">
            <text:p>3342.060819252</text:p>
          </table:table-cell>
          <table:table-cell/>
          <table:table-cell table:style-name="ce3" office:value-type="float" office:value="1.00000000000496" calcext:value-type="float">
            <text:p>1</text:p>
          </table:table-cell>
          <table:table-cell table:style-name="ce3" office:value-type="float" office:value="0.0000000165691744768992" calcext:value-type="float">
            <text:p>1.65691744768992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42.06081925202" calcext:value-type="float">
            <text:p>3342.060819252</text:p>
          </table:table-cell>
          <table:table-cell/>
          <table:table-cell table:style-name="ce4" table:formula="of:=[.F22]" office:value-type="float" office:value="3342.06081927529" calcext:value-type="float">
            <text:p>3342.0608192753</text:p>
          </table:table-cell>
          <table:table-cell/>
          <table:table-cell table:formula="of:=[.M34]/[.O34]" office:value-type="float" office:value="0.999999999993037" calcext:value-type="float">
            <text:p>1</text:p>
          </table:table-cell>
          <table:table-cell table:formula="of:=[.M34]-[.O34]" office:value-type="float" office:value="-0.0000000232703314395621" calcext:value-type="float">
            <text:p>-2.3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90276E-017" calcext:value-type="float">
            <text:p>-4.56071101590276E-017</text:p>
          </table:table-cell>
          <table:table-cell/>
          <table:table-cell table:style-name="ce3" office:value-type="float" office:value="0.999999999901806" calcext:value-type="float">
            <text:p>0.9999999999</text:p>
          </table:table-cell>
          <table:table-cell table:style-name="ce3" office:value-type="float" office:value="4.47836335893968E-027" calcext:value-type="float">
            <text:p>4.47836335893968E-02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56071101590276E-017" calcext:value-type="float">
            <text:p>-4.56071101590276E-017</text:p>
          </table:table-cell>
          <table:table-cell/>
          <table:table-cell table:style-name="ce4" table:formula="of:=[.F24]" office:value-type="float" office:value="-4.56071101548804E-017" calcext:value-type="float">
            <text:p>-4.56071101548804E-017</text:p>
          </table:table-cell>
          <table:table-cell/>
          <table:table-cell table:formula="of:=[.M36]/[.O36]" office:value-type="float" office:value="1.00000000009093" calcext:value-type="float">
            <text:p>1.0000000001</text:p>
          </table:table-cell>
          <table:table-cell table:formula="of:=[.M36]-[.O36]" office:value-type="float" office:value="-4.14719585314241E-027" calcext:value-type="float">
            <text:p>-4.15E-0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214628" calcext:value-type="float">
            <text:p>-0.7448206322</text:p>
          </table:table-cell>
          <table:table-cell/>
          <table:table-cell table:style-name="ce3" office:value-type="float" office:value="0.999999999901806" calcext:value-type="float">
            <text:p>0.9999999999</text:p>
          </table:table-cell>
          <table:table-cell table:style-name="ce3" office:value-type="float" office:value="0.0000000000731369409479043" calcext:value-type="float">
            <text:p>7.3136940947904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744820632214628" calcext:value-type="float">
            <text:p>-0.7448206322</text:p>
          </table:table-cell>
          <table:table-cell/>
          <table:table-cell table:style-name="ce4" table:formula="of:=[.F25]" office:value-type="float" office:value="-0.744820632146899" calcext:value-type="float">
            <text:p>-0.7448206321</text:p>
          </table:table-cell>
          <table:table-cell/>
          <table:table-cell table:formula="of:=[.M37]/[.O37]" office:value-type="float" office:value="1.00000000009093" calcext:value-type="float">
            <text:p>1.0000000001</text:p>
          </table:table-cell>
          <table:table-cell table:formula="of:=[.M37]-[.O37]" office:value-type="float" office:value="-0.0000000000677289335726528" calcext:value-type="float">
            <text:p>-6.7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54" calcext:value-type="float">
            <text:p>2.04642204243654E-013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7.82550017979244E-028" calcext:value-type="float">
            <text:p>-7.82550017979244E-0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4642204243654" calcext:value-type="float">
            <text:p>2.04642204243654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54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6" calcext:value-type="float">
            <text:p>3342.0608192686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118234311230481" calcext:value-type="float">
            <text:p>-1.18234311230481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342.0608192686" calcext:value-type="float">
            <text:p>3342.0608192686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342.0608192686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5467E-017" calcext:value-type="float">
            <text:p>-4.56071101545467E-017</text:p>
          </table:table-cell>
          <table:table-cell/>
          <table:table-cell table:style-name="ce3" office:value-type="float" office:value="1.00000000000006" calcext:value-type="float">
            <text:p>1</text:p>
          </table:table-cell>
          <table:table-cell table:style-name="ce3" office:value-type="float" office:value="-2.53914603868013E-030" calcext:value-type="float">
            <text:p>-2.53914603868013E-03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4.56071101545467E-017" calcext:value-type="float">
            <text:p>-4.56071101545467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5467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49" calcext:value-type="float">
            <text:p>-0.7448206321</text:p>
          </table:table-cell>
          <table:table-cell/>
          <table:table-cell table:style-name="ce3" office:value-type="float" office:value="1.00000000000006" calcext:value-type="float">
            <text:p>1</text:p>
          </table:table-cell>
          <table:table-cell table:style-name="ce3" office:value-type="float" office:value="-0.0000000000000417443857259059" calcext:value-type="float">
            <text:p>-4.17443857259059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-0.744820632141449" calcext:value-type="float">
            <text:p>-0.7448206321</text:p>
          </table:table-cell>
          <table:table-cell/>
          <table:table-cell table:formula="of:=[.M49]/[.O49]" office:value-type="float" office:value="-0" calcext:value-type="float">
            <text:p>0</text:p>
          </table:table-cell>
          <table:table-cell table:formula="of:=[.M49]-[.O49]" office:value-type="float" office:value="0.74482063214144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54" calcext:value-type="float">
            <text:p>2.04642204243654E-013</text:p>
          </table:table-cell>
          <table:table-cell/>
          <table:table-cell table:style-name="ce4" table:formula="of:=[.F33]" office:value-type="float" office:value="0.000000000000204642204242638" calcext:value-type="float">
            <text:p>2.04642204242638E-013</text:p>
          </table:table-cell>
          <table:table-cell/>
          <table:table-cell table:formula="of:=[.M57]/[.O57]" office:value-type="float" office:value="1.00000000000496" calcext:value-type="float">
            <text:p>1</text:p>
          </table:table-cell>
          <table:table-cell table:formula="of:=[.M57]-[.O57]" office:value-type="float" office:value="1.01600235882673E-024" calcext:value-type="float">
            <text:p>1.02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86" calcext:value-type="float">
            <text:p>3342.0608192686</text:p>
          </table:table-cell>
          <table:table-cell/>
          <table:table-cell table:style-name="ce4" table:formula="of:=[.F34]" office:value-type="float" office:value="3342.06081925202" calcext:value-type="float">
            <text:p>3342.060819252</text:p>
          </table:table-cell>
          <table:table-cell/>
          <table:table-cell table:formula="of:=[.M58]/[.O58]" office:value-type="float" office:value="1.00000000000496" calcext:value-type="float">
            <text:p>1</text:p>
          </table:table-cell>
          <table:table-cell table:formula="of:=[.M58]-[.O58]" office:value-type="float" office:value="0.0000000165800884133205" calcext:value-type="float">
            <text:p>1.6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5467E-017" calcext:value-type="float">
            <text:p>-4.56071101545467E-017</text:p>
          </table:table-cell>
          <table:table-cell/>
          <table:table-cell table:style-name="ce4" table:formula="of:=[.F36]" office:value-type="float" office:value="-4.56071101590276E-017" calcext:value-type="float">
            <text:p>-4.56071101590276E-017</text:p>
          </table:table-cell>
          <table:table-cell/>
          <table:table-cell table:formula="of:=[.M60]/[.O60]" office:value-type="float" office:value="0.99999999990175" calcext:value-type="float">
            <text:p>0.9999999999</text:p>
          </table:table-cell>
          <table:table-cell table:formula="of:=[.M60]-[.O60]" office:value-type="float" office:value="4.48089634200254E-027" calcext:value-type="float">
            <text:p>4.48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1449" calcext:value-type="float">
            <text:p>-0.7448206321</text:p>
          </table:table-cell>
          <table:table-cell/>
          <table:table-cell table:style-name="ce4" table:formula="of:=[.F37]" office:value-type="float" office:value="-0.744820632214628" calcext:value-type="float">
            <text:p>-0.7448206322</text:p>
          </table:table-cell>
          <table:table-cell/>
          <table:table-cell table:formula="of:=[.M61]/[.O61]" office:value-type="float" office:value="0.99999999990175" calcext:value-type="float">
            <text:p>0.9999999999</text:p>
          </table:table-cell>
          <table:table-cell table:formula="of:=[.M61]-[.O61]" office:value-type="float" office:value="0.0000000000731789073782352" calcext:value-type="float">
            <text:p>7.32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54" calcext:value-type="float">
            <text:p>2.04642204243654E-013</text:p>
          </table:table-cell>
          <table:table-cell/>
          <table:table-cell table:style-name="ce4" table:formula="of:=[.F21]" office:value-type="float" office:value="0.000000000000204642204244063" calcext:value-type="float">
            <text:p>2.04642204244063E-013</text:p>
          </table:table-cell>
          <table:table-cell/>
          <table:table-cell table:formula="of:=[.M69]/[.O69]" office:value-type="float" office:value="0.999999999998001" calcext:value-type="float">
            <text:p>1</text:p>
          </table:table-cell>
          <table:table-cell table:formula="of:=[.M69]-[.O69]" office:value-type="float" office:value="-4.08995980364507E-025" calcext:value-type="float">
            <text:p>-4.09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86" calcext:value-type="float">
            <text:p>3342.0608192686</text:p>
          </table:table-cell>
          <table:table-cell/>
          <table:table-cell table:style-name="ce4" table:formula="of:=[.F22]" office:value-type="float" office:value="3342.06081927529" calcext:value-type="float">
            <text:p>3342.0608192753</text:p>
          </table:table-cell>
          <table:table-cell/>
          <table:table-cell table:formula="of:=[.M70]/[.O70]" office:value-type="float" office:value="0.999999999997998" calcext:value-type="float">
            <text:p>1</text:p>
          </table:table-cell>
          <table:table-cell table:formula="of:=[.M70]-[.O70]" office:value-type="float" office:value="-0.00000000669024302624166" calcext:value-type="float">
            <text:p>-6.6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5467E-017" calcext:value-type="float">
            <text:p>-4.56071101545467E-017</text:p>
          </table:table-cell>
          <table:table-cell/>
          <table:table-cell table:style-name="ce4" table:formula="of:=[.F24]" office:value-type="float" office:value="-4.56071101548804E-017" calcext:value-type="float">
            <text:p>-4.56071101548804E-017</text:p>
          </table:table-cell>
          <table:table-cell/>
          <table:table-cell table:formula="of:=[.M72]/[.O72]" office:value-type="float" office:value="0.999999999992683" calcext:value-type="float">
            <text:p>1</text:p>
          </table:table-cell>
          <table:table-cell table:formula="of:=[.M72]-[.O72]" office:value-type="float" office:value="3.33700488860132E-028" calcext:value-type="float">
            <text:p>3.34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1449" calcext:value-type="float">
            <text:p>-0.7448206321</text:p>
          </table:table-cell>
          <table:table-cell/>
          <table:table-cell table:style-name="ce4" table:formula="of:=[.F25]" office:value-type="float" office:value="-0.744820632146899" calcext:value-type="float">
            <text:p>-0.7448206321</text:p>
          </table:table-cell>
          <table:table-cell/>
          <table:table-cell table:formula="of:=[.M73]/[.O73]" office:value-type="float" office:value="0.999999999992683" calcext:value-type="float">
            <text:p>1</text:p>
          </table:table-cell>
          <table:table-cell table:formula="of:=[.M73]-[.O73]" office:value-type="float" office:value="0.00000000000544997380558243" calcext:value-type="float">
            <text:p>5.45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3691" calcext:value-type="float">
            <text:p>2.04642204243691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3691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6921" calcext:value-type="float">
            <text:p>3342.060819269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42.06081926921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45722E-017" calcext:value-type="float">
            <text:p>-4.56071101545722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5722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41867" calcext:value-type="float">
            <text:p>-0.744820632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744820632141867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91" calcext:value-type="float">
            <text:p>2.04642204243691E-013</text:p>
          </table:table-cell>
          <table:table-cell/>
          <table:table-cell table:style-name="ce3" office:value-type="float" office:value="0.999999999999814" calcext:value-type="float">
            <text:p>1</text:p>
          </table:table-cell>
          <table:table-cell table:style-name="ce3" office:value-type="float" office:value="-3.80420282933781E-026" calcext:value-type="float">
            <text:p>-3.80420282933781E-0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4642204243483" calcext:value-type="float">
            <text:p>2.04642204243483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43483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921" calcext:value-type="float">
            <text:p>3342.0608192692</text:p>
          </table:table-cell>
          <table:table-cell/>
          <table:table-cell table:style-name="ce3" office:value-type="float" office:value="0.999999999999814" calcext:value-type="float">
            <text:p>1</text:p>
          </table:table-cell>
          <table:table-cell table:style-name="ce3" office:value-type="float" office:value="-0.000000000623003870714456" calcext:value-type="float">
            <text:p>-6.23003870714456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42.06081926581" calcext:value-type="float">
            <text:p>3342.060819265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342.06081926581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5722E-017" calcext:value-type="float">
            <text:p>-4.56071101545722E-017</text:p>
          </table:table-cell>
          <table:table-cell/>
          <table:table-cell table:style-name="ce3" office:value-type="float" office:value="0.999999999999496" calcext:value-type="float">
            <text:p>1</text:p>
          </table:table-cell>
          <table:table-cell table:style-name="ce3" office:value-type="float" office:value="2.2975573864562E-029" calcext:value-type="float">
            <text:p>2.2975573864562E-0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56071101552753E-017" calcext:value-type="float">
            <text:p>-4.56071101552753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552753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867" calcext:value-type="float">
            <text:p>-0.7448206321</text:p>
          </table:table-cell>
          <table:table-cell/>
          <table:table-cell table:style-name="ce3" office:value-type="float" office:value="0.999999999999496" calcext:value-type="float">
            <text:p>1</text:p>
          </table:table-cell>
          <table:table-cell table:style-name="ce3" office:value-type="float" office:value="0.000000000000375699471533153" calcext:value-type="float">
            <text:p>3.75699471533153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-0.744820632153347" calcext:value-type="float">
            <text:p>-0.7448206322</text:p>
          </table:table-cell>
          <table:table-cell/>
          <table:table-cell table:formula="of:=[.M25]/[.O25]" office:value-type="float" office:value="-0" calcext:value-type="float">
            <text:p>0</text:p>
          </table:table-cell>
          <table:table-cell table:formula="of:=[.M25]-[.O25]" office:value-type="float" office:value="0.744820632153347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483" calcext:value-type="float">
            <text:p>2.04642204243483E-013</text:p>
          </table:table-cell>
          <table:table-cell/>
          <table:table-cell table:style-name="ce3" office:value-type="float" office:value="1.00000000000083" calcext:value-type="float">
            <text:p>1</text:p>
          </table:table-cell>
          <table:table-cell table:style-name="ce3" office:value-type="float" office:value="1.69788110352529E-025" calcext:value-type="float">
            <text:p>1.69788110352529E-02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4642204243483" calcext:value-type="float">
            <text:p>2.04642204243483E-013</text:p>
          </table:table-cell>
          <table:table-cell/>
          <table:table-cell table:style-name="ce4" table:formula="of:=[.F21]" office:value-type="float" office:value="0.000000000000204642204243691" calcext:value-type="float">
            <text:p>2.04642204243691E-013</text:p>
          </table:table-cell>
          <table:table-cell/>
          <table:table-cell table:formula="of:=[.M33]/[.O33]" office:value-type="float" office:value="0.999999999998984" calcext:value-type="float">
            <text:p>1</text:p>
          </table:table-cell>
          <table:table-cell table:formula="of:=[.M33]-[.O33]" office:value-type="float" office:value="-2.08006843488676E-025" calcext:value-type="float">
            <text:p>-2.08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581" calcext:value-type="float">
            <text:p>3342.0608192658</text:p>
          </table:table-cell>
          <table:table-cell/>
          <table:table-cell table:style-name="ce3" office:value-type="float" office:value="1.00000000000083" calcext:value-type="float">
            <text:p>1</text:p>
          </table:table-cell>
          <table:table-cell table:style-name="ce3" office:value-type="float" office:value="0.0000000027748683351092" calcext:value-type="float">
            <text:p>2.7748683351092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42.06081926581" calcext:value-type="float">
            <text:p>3342.0608192658</text:p>
          </table:table-cell>
          <table:table-cell/>
          <table:table-cell table:style-name="ce4" table:formula="of:=[.F22]" office:value-type="float" office:value="3342.06081926921" calcext:value-type="float">
            <text:p>3342.0608192692</text:p>
          </table:table-cell>
          <table:table-cell/>
          <table:table-cell table:formula="of:=[.M34]/[.O34]" office:value-type="float" office:value="0.999999999998983" calcext:value-type="float">
            <text:p>1</text:p>
          </table:table-cell>
          <table:table-cell table:formula="of:=[.M34]-[.O34]" office:value-type="float" office:value="-0.00000000339969119522721" calcext:value-type="float">
            <text:p>-3.4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52753E-017" calcext:value-type="float">
            <text:p>-4.56071101552753E-017</text:p>
          </table:table-cell>
          <table:table-cell/>
          <table:table-cell table:style-name="ce3" office:value-type="float" office:value="0.999999999984081" calcext:value-type="float">
            <text:p>1</text:p>
          </table:table-cell>
          <table:table-cell table:style-name="ce3" office:value-type="float" office:value="7.26029366715323E-028" calcext:value-type="float">
            <text:p>7.26029366715323E-02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56071101552753E-017" calcext:value-type="float">
            <text:p>-4.56071101552753E-017</text:p>
          </table:table-cell>
          <table:table-cell/>
          <table:table-cell table:style-name="ce4" table:formula="of:=[.F24]" office:value-type="float" office:value="-4.56071101545722E-017" calcext:value-type="float">
            <text:p>-4.56071101545722E-017</text:p>
          </table:table-cell>
          <table:table-cell/>
          <table:table-cell table:formula="of:=[.M36]/[.O36]" office:value-type="float" office:value="1.00000000001542" calcext:value-type="float">
            <text:p>1</text:p>
          </table:table-cell>
          <table:table-cell table:formula="of:=[.M36]-[.O36]" office:value-type="float" office:value="-7.03096933681515E-028" calcext:value-type="float">
            <text:p>-7.03E-0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53347" calcext:value-type="float">
            <text:p>-0.7448206322</text:p>
          </table:table-cell>
          <table:table-cell/>
          <table:table-cell table:style-name="ce3" office:value-type="float" office:value="0.999999999984082" calcext:value-type="float">
            <text:p>1</text:p>
          </table:table-cell>
          <table:table-cell table:style-name="ce3" office:value-type="float" office:value="0.0000000000118561827022745" calcext:value-type="float">
            <text:p>1.18561827022745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744820632153347" calcext:value-type="float">
            <text:p>-0.7448206322</text:p>
          </table:table-cell>
          <table:table-cell/>
          <table:table-cell table:style-name="ce4" table:formula="of:=[.F25]" office:value-type="float" office:value="-0.744820632141867" calcext:value-type="float">
            <text:p>-0.7448206321</text:p>
          </table:table-cell>
          <table:table-cell/>
          <table:table-cell table:formula="of:=[.M37]/[.O37]" office:value-type="float" office:value="1.00000000001541" calcext:value-type="float">
            <text:p>1</text:p>
          </table:table-cell>
          <table:table-cell table:formula="of:=[.M37]-[.O37]" office:value-type="float" office:value="-0.000000000011479928119229" calcext:value-type="float">
            <text:p>-1.1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1.76704842769507E-028" calcext:value-type="float">
            <text:p>-1.76704842769507E-0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53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454747350886464" calcext:value-type="float">
            <text:p>-4.54747350886464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342.06081926859" calcext:value-type="float">
            <text:p>3342.0608192686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5484E-017" calcext:value-type="float">
            <text:p>-4.56071101545484E-017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-9.18283397483834E-031" calcext:value-type="float">
            <text:p>-9.18283397483834E-03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4.56071101545484E-017" calcext:value-type="float">
            <text:p>-4.56071101545484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5484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77" calcext:value-type="float">
            <text:p>-0.7448206321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-0.0000000000000145439216225896" calcext:value-type="float">
            <text:p>-1.45439216225896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-0.744820632141477" calcext:value-type="float">
            <text:p>-0.7448206321</text:p>
          </table:table-cell>
          <table:table-cell/>
          <table:table-cell table:formula="of:=[.M49]/[.O49]" office:value-type="float" office:value="-0" calcext:value-type="float">
            <text:p>0</text:p>
          </table:table-cell>
          <table:table-cell table:formula="of:=[.M49]-[.O49]" office:value-type="float" office:value="0.744820632141477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.F33]" office:value-type="float" office:value="0.000000000000204642204243483" calcext:value-type="float">
            <text:p>2.04642204243483E-013</text:p>
          </table:table-cell>
          <table:table-cell/>
          <table:table-cell table:formula="of:=[.M57]/[.O57]" office:value-type="float" office:value="1.00000000000083" calcext:value-type="float">
            <text:p>1</text:p>
          </table:table-cell>
          <table:table-cell table:formula="of:=[.M57]-[.O57]" office:value-type="float" office:value="1.69990058744265E-025" calcext:value-type="float">
            <text:p>1.70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859" calcext:value-type="float">
            <text:p>3342.0608192686</text:p>
          </table:table-cell>
          <table:table-cell/>
          <table:table-cell table:style-name="ce4" table:formula="of:=[.F34]" office:value-type="float" office:value="3342.06081926581" calcext:value-type="float">
            <text:p>3342.0608192658</text:p>
          </table:table-cell>
          <table:table-cell/>
          <table:table-cell table:formula="of:=[.M58]/[.O58]" office:value-type="float" office:value="1.00000000000083" calcext:value-type="float">
            <text:p>1</text:p>
          </table:table-cell>
          <table:table-cell table:formula="of:=[.M58]-[.O58]" office:value-type="float" office:value="0.00000000277987055596896" calcext:value-type="float">
            <text:p>2.7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5484E-017" calcext:value-type="float">
            <text:p>-4.56071101545484E-017</text:p>
          </table:table-cell>
          <table:table-cell/>
          <table:table-cell table:style-name="ce4" table:formula="of:=[.F36]" office:value-type="float" office:value="-4.56071101552753E-017" calcext:value-type="float">
            <text:p>-4.56071101552753E-017</text:p>
          </table:table-cell>
          <table:table-cell/>
          <table:table-cell table:formula="of:=[.M60]/[.O60]" office:value-type="float" office:value="0.999999999984062" calcext:value-type="float">
            <text:p>1</text:p>
          </table:table-cell>
          <table:table-cell table:formula="of:=[.M60]-[.O60]" office:value-type="float" office:value="7.26892183330408E-028" calcext:value-type="float">
            <text:p>7.27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1477" calcext:value-type="float">
            <text:p>-0.7448206321</text:p>
          </table:table-cell>
          <table:table-cell/>
          <table:table-cell table:style-name="ce4" table:formula="of:=[.F37]" office:value-type="float" office:value="-0.744820632153347" calcext:value-type="float">
            <text:p>-0.7448206322</text:p>
          </table:table-cell>
          <table:table-cell/>
          <table:table-cell table:formula="of:=[.M61]/[.O61]" office:value-type="float" office:value="0.999999999984063" calcext:value-type="float">
            <text:p>1</text:p>
          </table:table-cell>
          <table:table-cell table:formula="of:=[.M61]-[.O61]" office:value-type="float" office:value="0.0000000000118699494677799" calcext:value-type="float">
            <text:p>1.19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.F21]" office:value-type="float" office:value="0.000000000000204642204243691" calcext:value-type="float">
            <text:p>2.04642204243691E-013</text:p>
          </table:table-cell>
          <table:table-cell/>
          <table:table-cell table:formula="of:=[.M69]/[.O69]" office:value-type="float" office:value="0.999999999999814" calcext:value-type="float">
            <text:p>1</text:p>
          </table:table-cell>
          <table:table-cell table:formula="of:=[.M69]-[.O69]" office:value-type="float" office:value="-3.8016784744411E-026" calcext:value-type="float">
            <text:p>-3.80E-02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859" calcext:value-type="float">
            <text:p>3342.0608192686</text:p>
          </table:table-cell>
          <table:table-cell/>
          <table:table-cell table:style-name="ce4" table:formula="of:=[.F22]" office:value-type="float" office:value="3342.06081926921" calcext:value-type="float">
            <text:p>3342.0608192692</text:p>
          </table:table-cell>
          <table:table-cell/>
          <table:table-cell table:formula="of:=[.M70]/[.O70]" office:value-type="float" office:value="0.999999999999815" calcext:value-type="float">
            <text:p>1</text:p>
          </table:table-cell>
          <table:table-cell table:formula="of:=[.M70]-[.O70]" office:value-type="float" office:value="-0.000000000619820639258251" calcext:value-type="float">
            <text:p>-6.2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5484E-017" calcext:value-type="float">
            <text:p>-4.56071101545484E-017</text:p>
          </table:table-cell>
          <table:table-cell/>
          <table:table-cell table:style-name="ce4" table:formula="of:=[.F24]" office:value-type="float" office:value="-4.56071101545722E-017" calcext:value-type="float">
            <text:p>-4.56071101545722E-017</text:p>
          </table:table-cell>
          <table:table-cell/>
          <table:table-cell table:formula="of:=[.M72]/[.O72]" office:value-type="float" office:value="0.999999999999478" calcext:value-type="float">
            <text:p>1</text:p>
          </table:table-cell>
          <table:table-cell table:formula="of:=[.M72]-[.O72]" office:value-type="float" office:value="2.37952496488932E-029" calcext:value-type="float">
            <text:p>2.38E-02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1477" calcext:value-type="float">
            <text:p>-0.7448206321</text:p>
          </table:table-cell>
          <table:table-cell/>
          <table:table-cell table:style-name="ce4" table:formula="of:=[.F25]" office:value-type="float" office:value="-0.744820632141867" calcext:value-type="float">
            <text:p>-0.7448206321</text:p>
          </table:table-cell>
          <table:table-cell/>
          <table:table-cell table:formula="of:=[.M73]/[.O73]" office:value-type="float" office:value="0.999999999999476" calcext:value-type="float">
            <text:p>1</text:p>
          </table:table-cell>
          <table:table-cell table:formula="of:=[.M73]-[.O73]" office:value-type="float" office:value="0.000000000000390021348550817" calcext:value-type="float">
            <text:p>3.9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3657" calcext:value-type="float">
            <text:p>2.04642204243657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3657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6866" calcext:value-type="float">
            <text:p>3342.060819268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42.06081926866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45526E-017" calcext:value-type="float">
            <text:p>-4.56071101545526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5526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41546" calcext:value-type="float">
            <text:p>-0.744820632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744820632141546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57" calcext:value-type="float">
            <text:p>2.04642204243657E-013</text:p>
          </table:table-cell>
          <table:table-cell/>
          <table:table-cell table:style-name="ce3" office:value-type="float" office:value="0.999999999999977" calcext:value-type="float">
            <text:p>1</text:p>
          </table:table-cell>
          <table:table-cell table:style-name="ce3" office:value-type="float" office:value="-4.72054365684253E-027" calcext:value-type="float">
            <text:p>-4.72054365684253E-0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4642204243625" calcext:value-type="float">
            <text:p>2.04642204243625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43625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66" calcext:value-type="float">
            <text:p>3342.0608192687</text:p>
          </table:table-cell>
          <table:table-cell/>
          <table:table-cell table:style-name="ce3" office:value-type="float" office:value="0.999999999999977" calcext:value-type="float">
            <text:p>1</text:p>
          </table:table-cell>
          <table:table-cell table:style-name="ce3" office:value-type="float" office:value="-0.0000000000773070496506989" calcext:value-type="float">
            <text:p>-7.73070496506989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42.06081926813" calcext:value-type="float">
            <text:p>3342.060819268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342.06081926813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5526E-017" calcext:value-type="float">
            <text:p>-4.56071101545526E-017</text:p>
          </table:table-cell>
          <table:table-cell/>
          <table:table-cell table:style-name="ce3" office:value-type="float" office:value="0.999999999999927" calcext:value-type="float">
            <text:p>1</text:p>
          </table:table-cell>
          <table:table-cell table:style-name="ce3" office:value-type="float" office:value="3.3526588471893E-030" calcext:value-type="float">
            <text:p>3.3526588471893E-03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5607110154667E-017" calcext:value-type="float">
            <text:p>-4.5607110154667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54667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546" calcext:value-type="float">
            <text:p>-0.7448206321</text:p>
          </table:table-cell>
          <table:table-cell/>
          <table:table-cell table:style-name="ce3" office:value-type="float" office:value="0.999999999999926" calcext:value-type="float">
            <text:p>1</text:p>
          </table:table-cell>
          <table:table-cell table:style-name="ce3" office:value-type="float" office:value="0.0000000000000552891066263328" calcext:value-type="float">
            <text:p>5.52891066263328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-0.744820632143413" calcext:value-type="float">
            <text:p>-0.7448206321</text:p>
          </table:table-cell>
          <table:table-cell/>
          <table:table-cell table:formula="of:=[.M25]/[.O25]" office:value-type="float" office:value="-0" calcext:value-type="float">
            <text:p>0</text:p>
          </table:table-cell>
          <table:table-cell table:formula="of:=[.M25]-[.O25]" office:value-type="float" office:value="0.744820632143413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25" calcext:value-type="float">
            <text:p>2.04642204243625E-013</text:p>
          </table:table-cell>
          <table:table-cell/>
          <table:table-cell table:style-name="ce3" office:value-type="float" office:value="1.00000000000014" calcext:value-type="float">
            <text:p>1</text:p>
          </table:table-cell>
          <table:table-cell table:style-name="ce3" office:value-type="float" office:value="2.79698522555162E-026" calcext:value-type="float">
            <text:p>2.79698522555162E-0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4642204243625" calcext:value-type="float">
            <text:p>2.04642204243625E-013</text:p>
          </table:table-cell>
          <table:table-cell/>
          <table:table-cell table:style-name="ce4" table:formula="of:=[.F21]" office:value-type="float" office:value="0.000000000000204642204243657" calcext:value-type="float">
            <text:p>2.04642204243657E-013</text:p>
          </table:table-cell>
          <table:table-cell/>
          <table:table-cell table:formula="of:=[.M33]/[.O33]" office:value-type="float" office:value="0.999999999999844" calcext:value-type="float">
            <text:p>1</text:p>
          </table:table-cell>
          <table:table-cell table:formula="of:=[.M33]-[.O33]" office:value-type="float" office:value="-3.20088200902478E-026" calcext:value-type="float">
            <text:p>-3.20E-0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13" calcext:value-type="float">
            <text:p>3342.0608192681</text:p>
          </table:table-cell>
          <table:table-cell/>
          <table:table-cell table:style-name="ce3" office:value-type="float" office:value="1.00000000000014" calcext:value-type="float">
            <text:p>1</text:p>
          </table:table-cell>
          <table:table-cell table:style-name="ce3" office:value-type="float" office:value="0.000000000457930582342669" calcext:value-type="float">
            <text:p>4.5793058234266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42.06081926813" calcext:value-type="float">
            <text:p>3342.0608192681</text:p>
          </table:table-cell>
          <table:table-cell/>
          <table:table-cell table:style-name="ce4" table:formula="of:=[.F22]" office:value-type="float" office:value="3342.06081926866" calcext:value-type="float">
            <text:p>3342.0608192687</text:p>
          </table:table-cell>
          <table:table-cell/>
          <table:table-cell table:formula="of:=[.M34]/[.O34]" office:value-type="float" office:value="0.999999999999841" calcext:value-type="float">
            <text:p>1</text:p>
          </table:table-cell>
          <table:table-cell table:formula="of:=[.M34]-[.O34]" office:value-type="float" office:value="-0.000000000529780663782731" calcext:value-type="float">
            <text:p>-5.3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667E-017" calcext:value-type="float">
            <text:p>-4.5607110154667E-017</text:p>
          </table:table-cell>
          <table:table-cell/>
          <table:table-cell table:style-name="ce3" office:value-type="float" office:value="0.99999999999742" calcext:value-type="float">
            <text:p>1</text:p>
          </table:table-cell>
          <table:table-cell table:style-name="ce3" office:value-type="float" office:value="1.17682023321838E-028" calcext:value-type="float">
            <text:p>1.17682023321838E-02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5607110154667E-017" calcext:value-type="float">
            <text:p>-4.5607110154667E-017</text:p>
          </table:table-cell>
          <table:table-cell/>
          <table:table-cell table:style-name="ce4" table:formula="of:=[.F24]" office:value-type="float" office:value="-4.56071101545526E-017" calcext:value-type="float">
            <text:p>-4.56071101545526E-017</text:p>
          </table:table-cell>
          <table:table-cell/>
          <table:table-cell table:formula="of:=[.M36]/[.O36]" office:value-type="float" office:value="1.00000000000251" calcext:value-type="float">
            <text:p>1</text:p>
          </table:table-cell>
          <table:table-cell table:formula="of:=[.M36]-[.O36]" office:value-type="float" office:value="-1.14409483160335E-028" calcext:value-type="float">
            <text:p>-1.14E-0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3413" calcext:value-type="float">
            <text:p>-0.7448206321</text:p>
          </table:table-cell>
          <table:table-cell/>
          <table:table-cell table:style-name="ce3" office:value-type="float" office:value="0.999999999997419" calcext:value-type="float">
            <text:p>1</text:p>
          </table:table-cell>
          <table:table-cell table:style-name="ce3" office:value-type="float" office:value="0.00000000000192212912253353" calcext:value-type="float">
            <text:p>1.9221291225335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744820632143413" calcext:value-type="float">
            <text:p>-0.7448206321</text:p>
          </table:table-cell>
          <table:table-cell/>
          <table:table-cell table:style-name="ce4" table:formula="of:=[.F25]" office:value-type="float" office:value="-0.744820632141546" calcext:value-type="float">
            <text:p>-0.7448206321</text:p>
          </table:table-cell>
          <table:table-cell/>
          <table:table-cell table:formula="of:=[.M37]/[.O37]" office:value-type="float" office:value="1.00000000000251" calcext:value-type="float">
            <text:p>1</text:p>
          </table:table-cell>
          <table:table-cell table:formula="of:=[.M37]-[.O37]" office:value-type="float" office:value="-0.00000000000186706206051213" calcext:value-type="float">
            <text:p>-1.87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.04870979341448E-029" calcext:value-type="float">
            <text:p>5.04870979341448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53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342.06081926858" calcext:value-type="float">
            <text:p>3342.0608192686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342.06081926858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5492E-017" calcext:value-type="float">
            <text:p>-4.56071101545492E-0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9.24446373305873E-032" calcext:value-type="float">
            <text:p>-9.24446373305873E-03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4.56071101545492E-017" calcext:value-type="float">
            <text:p>-4.56071101545492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5492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9" calcext:value-type="float">
            <text:p>-0.74482063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-0.74482063214149" calcext:value-type="float">
            <text:p>-0.7448206321</text:p>
          </table:table-cell>
          <table:table-cell/>
          <table:table-cell table:formula="of:=[.M49]/[.O49]" office:value-type="float" office:value="-0" calcext:value-type="float">
            <text:p>0</text:p>
          </table:table-cell>
          <table:table-cell table:formula="of:=[.M49]-[.O49]" office:value-type="float" office:value="0.7448206321414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.F33]" office:value-type="float" office:value="0.000000000000204642204243625" calcext:value-type="float">
            <text:p>2.04642204243625E-013</text:p>
          </table:table-cell>
          <table:table-cell/>
          <table:table-cell table:formula="of:=[.M57]/[.O57]" office:value-type="float" office:value="1.00000000000014" calcext:value-type="float">
            <text:p>1</text:p>
          </table:table-cell>
          <table:table-cell table:formula="of:=[.M57]-[.O57]" office:value-type="float" office:value="2.80203393534503E-026" calcext:value-type="float">
            <text:p>2.80E-02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858" calcext:value-type="float">
            <text:p>3342.0608192686</text:p>
          </table:table-cell>
          <table:table-cell/>
          <table:table-cell table:style-name="ce4" table:formula="of:=[.F34]" office:value-type="float" office:value="3342.06081926813" calcext:value-type="float">
            <text:p>3342.0608192681</text:p>
          </table:table-cell>
          <table:table-cell/>
          <table:table-cell table:formula="of:=[.M58]/[.O58]" office:value-type="float" office:value="1.00000000000013" calcext:value-type="float">
            <text:p>1</text:p>
          </table:table-cell>
          <table:table-cell table:formula="of:=[.M58]-[.O58]" office:value-type="float" office:value="0.000000000449745130026713" calcext:value-type="float">
            <text:p>4.5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5492E-017" calcext:value-type="float">
            <text:p>-4.56071101545492E-017</text:p>
          </table:table-cell>
          <table:table-cell/>
          <table:table-cell table:style-name="ce4" table:formula="of:=[.F36]" office:value-type="float" office:value="-4.5607110154667E-017" calcext:value-type="float">
            <text:p>-4.5607110154667E-017</text:p>
          </table:table-cell>
          <table:table-cell/>
          <table:table-cell table:formula="of:=[.M60]/[.O60]" office:value-type="float" office:value="0.999999999997417" calcext:value-type="float">
            <text:p>1</text:p>
          </table:table-cell>
          <table:table-cell table:formula="of:=[.M60]-[.O60]" office:value-type="float" office:value="1.17799119862456E-028" calcext:value-type="float">
            <text:p>1.18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149" calcext:value-type="float">
            <text:p>-0.7448206321</text:p>
          </table:table-cell>
          <table:table-cell/>
          <table:table-cell table:style-name="ce4" table:formula="of:=[.F37]" office:value-type="float" office:value="-0.744820632143413" calcext:value-type="float">
            <text:p>-0.7448206321</text:p>
          </table:table-cell>
          <table:table-cell/>
          <table:table-cell table:formula="of:=[.M61]/[.O61]" office:value-type="float" office:value="0.999999999997418" calcext:value-type="float">
            <text:p>1</text:p>
          </table:table-cell>
          <table:table-cell table:formula="of:=[.M61]-[.O61]" office:value-type="float" office:value="0.0000000000019231283232557" calcext:value-type="float">
            <text:p>1.9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.F21]" office:value-type="float" office:value="0.000000000000204642204243657" calcext:value-type="float">
            <text:p>2.04642204243657E-013</text:p>
          </table:table-cell>
          <table:table-cell/>
          <table:table-cell table:formula="of:=[.M69]/[.O69]" office:value-type="float" office:value="0.99999999999998" calcext:value-type="float">
            <text:p>1</text:p>
          </table:table-cell>
          <table:table-cell table:formula="of:=[.M69]-[.O69]" office:value-type="float" office:value="-3.98848073679744E-027" calcext:value-type="float">
            <text:p>-3.99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858" calcext:value-type="float">
            <text:p>3342.0608192686</text:p>
          </table:table-cell>
          <table:table-cell/>
          <table:table-cell table:style-name="ce4" table:formula="of:=[.F22]" office:value-type="float" office:value="3342.06081926866" calcext:value-type="float">
            <text:p>3342.0608192687</text:p>
          </table:table-cell>
          <table:table-cell/>
          <table:table-cell table:formula="of:=[.M70]/[.O70]" office:value-type="float" office:value="0.999999999999976" calcext:value-type="float">
            <text:p>1</text:p>
          </table:table-cell>
          <table:table-cell table:formula="of:=[.M70]-[.O70]" office:value-type="float" office:value="-0.0000000000800355337560177" calcext:value-type="float">
            <text:p>-8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5492E-017" calcext:value-type="float">
            <text:p>-4.56071101545492E-017</text:p>
          </table:table-cell>
          <table:table-cell/>
          <table:table-cell table:style-name="ce4" table:formula="of:=[.F24]" office:value-type="float" office:value="-4.56071101545526E-017" calcext:value-type="float">
            <text:p>-4.56071101545526E-017</text:p>
          </table:table-cell>
          <table:table-cell/>
          <table:table-cell table:formula="of:=[.M72]/[.O72]" office:value-type="float" office:value="0.999999999999926" calcext:value-type="float">
            <text:p>1</text:p>
          </table:table-cell>
          <table:table-cell table:formula="of:=[.M72]-[.O72]" office:value-type="float" office:value="3.38963670212153E-030" calcext:value-type="float">
            <text:p>3.39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149" calcext:value-type="float">
            <text:p>-0.7448206321</text:p>
          </table:table-cell>
          <table:table-cell/>
          <table:table-cell table:style-name="ce4" table:formula="of:=[.F25]" office:value-type="float" office:value="-0.744820632141546" calcext:value-type="float">
            <text:p>-0.7448206321</text:p>
          </table:table-cell>
          <table:table-cell/>
          <table:table-cell table:formula="of:=[.M73]/[.O73]" office:value-type="float" office:value="0.999999999999925" calcext:value-type="float">
            <text:p>1</text:p>
          </table:table-cell>
          <table:table-cell table:formula="of:=[.M73]-[.O73]" office:value-type="float" office:value="0.0000000000000560662627435704" calcext:value-type="float">
            <text:p>5.61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3654" calcext:value-type="float">
            <text:p>2.04642204243654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3654" calcext:value-type="float">
            <text:p>-2.05E-01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42.06081926858" calcext:value-type="float">
            <text:p>3342.0608192686</text:p>
          </table:table-cell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42.06081926858" calcext:value-type="float">
            <text:p>3342.0608192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6861" calcext:value-type="float">
            <text:p>3342.060819268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42.06081926861" calcext:value-type="float">
            <text:p>-3.34E+003</text:p>
          </table:table-cell>
          <table:table-cell/>
          <table:table-cell table:style-name="ce3" table:formula="of:=SQRT([.D9]*[.D9]+[.D10]*[.D10]+[.D11]*[.D11])" office:value-type="float" office:value="3342.06081926858" calcext:value-type="float">
            <text:p>3342.0608192686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342.06081926858" calcext:value-type="float">
            <text:p>3342.06081926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45499E-017" calcext:value-type="float">
            <text:p>-4.56071101545499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5499E-017" calcext:value-type="float">
            <text:p>4.56E-017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744820632141492" calcext:value-type="float">
            <text:p>-0.7448206321</text:p>
          </table:table-cell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744820632141492" calcext:value-type="float">
            <text:p>-0.744820632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41502" calcext:value-type="float">
            <text:p>-0.744820632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744820632141502" calcext:value-type="float">
            <text:p>7.45E-001</text:p>
          </table:table-cell>
          <table:table-cell/>
          <table:table-cell table:style-name="ce3" table:formula="of:=SQRT([.D12]*[.D12]+[.D13]*[.D13]+[.D14]*[.D14])" office:value-type="float" office:value="0.744820632141492" calcext:value-type="float">
            <text:p>0.744820632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.744820632141492" calcext:value-type="float">
            <text:p>0.744820632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54" calcext:value-type="float">
            <text:p>2.04642204243654E-013</text:p>
          </table:table-cell>
          <table:table-cell/>
          <table:table-cell table:style-name="ce3" office:value-type="float" office:value="0.999999999999994" calcext:value-type="float">
            <text:p>1</text:p>
          </table:table-cell>
          <table:table-cell table:style-name="ce3" office:value-type="float" office:value="-1.21169035041947E-027" calcext:value-type="float">
            <text:p>-1.21169035041947E-0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4642204243648" calcext:value-type="float">
            <text:p>2.04642204243648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43648" calcext:value-type="float">
            <text:p>-2.05E-01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61" calcext:value-type="float">
            <text:p>3342.0608192686</text:p>
          </table:table-cell>
          <table:table-cell/>
          <table:table-cell table:style-name="ce3" office:value-type="float" office:value="0.999999999999994" calcext:value-type="float">
            <text:p>1</text:p>
          </table:table-cell>
          <table:table-cell table:style-name="ce3" office:value-type="float" office:value="-0.0000000000204636307898909" calcext:value-type="float">
            <text:p>-2.04636307898909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42.06081926852" calcext:value-type="float">
            <text:p>3342.060819268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342.06081926852" calcext:value-type="float">
            <text:p>-3.34E+003</text:p>
          </table:table-cell>
          <table:table-cell/>
          <table:table-cell table:style-name="ce3" table:formula="of:=SQRT([.D21]*[.D21]+[.D22]*[.D22]+[.D23]*[.D23])" office:value-type="float" office:value="3342.06081926858" calcext:value-type="float">
            <text:p>3342.0608192686</text:p>
          </table:table-cell>
          <table:table-cell/>
          <table:table-cell table:style-name="ce3" table:formula="of:=SQRT([.F21]*[.F21]+[.F22]*[.F22]+[.F23]*[.F23])" office:value-type="float" office:value="3342.06081926861" calcext:value-type="float">
            <text:p>3342.0608192686</text:p>
          </table:table-cell>
          <table:table-cell/>
          <table:table-cell table:formula="of:=[.T22]/[.V22]" office:value-type="float" office:value="0.999999999999991" calcext:value-type="float">
            <text:p>1</text:p>
          </table:table-cell>
          <table:table-cell table:formula="of:=[.T22]-[.V22]" office:value-type="float" office:value="-0.0000000000300133251585066" calcext:value-type="float">
            <text:p>-3.00133251585066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5499E-017" calcext:value-type="float">
            <text:p>-4.56071101545499E-017</text:p>
          </table:table-cell>
          <table:table-cell/>
          <table:table-cell table:style-name="ce3" office:value-type="float" office:value="0.999999999999986" calcext:value-type="float">
            <text:p>1</text:p>
          </table:table-cell>
          <table:table-cell table:style-name="ce3" office:value-type="float" office:value="6.22460558025955E-031" calcext:value-type="float">
            <text:p>6.22460558025955E-03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5607110154568E-017" calcext:value-type="float">
            <text:p>-4.5607110154568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54568E-017" calcext:value-type="float">
            <text:p>4.56E-017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-0.744820632141502" calcext:value-type="float">
            <text:p>-0.7448206321</text:p>
          </table:table-cell>
          <table:table-cell/>
          <table:table-cell table:style-name="ce3" office:value-type="float" office:value="0.999999999999987" calcext:value-type="float">
            <text:p>1</text:p>
          </table:table-cell>
          <table:table-cell table:style-name="ce3" office:value-type="float" office:value="9.99200722162641E-015" calcext:value-type="float">
            <text:p>9.99200722162641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-0.744820632141798" calcext:value-type="float">
            <text:p>-0.7448206321</text:p>
          </table:table-cell>
          <table:table-cell/>
          <table:table-cell table:formula="of:=[.M25]/[.O25]" office:value-type="float" office:value="-0" calcext:value-type="float">
            <text:p>0</text:p>
          </table:table-cell>
          <table:table-cell table:formula="of:=[.M25]-[.O25]" office:value-type="float" office:value="0.744820632141798" calcext:value-type="float">
            <text:p>7.45E-001</text:p>
          </table:table-cell>
          <table:table-cell/>
          <table:table-cell table:style-name="ce3" table:formula="of:=SQRT([.D24]*[.D24]+[.D25]*[.D25]+[.D26]*[.D26])" office:value-type="float" office:value="0.744820632141492" calcext:value-type="float">
            <text:p>0.7448206321</text:p>
          </table:table-cell>
          <table:table-cell/>
          <table:table-cell table:style-name="ce3" table:formula="of:=SQRT([.F24]*[.F24]+[.F25]*[.F25]+[.F26]*[.F26])" office:value-type="float" office:value="0.744820632141502" calcext:value-type="float">
            <text:p>0.7448206321</text:p>
          </table:table-cell>
          <table:table-cell/>
          <table:table-cell table:formula="of:=[.T25]/[.V25]" office:value-type="float" office:value="0.999999999999987" calcext:value-type="float">
            <text:p>1</text:p>
          </table:table-cell>
          <table:table-cell table:formula="of:=[.T25]-[.V25]" office:value-type="float" office:value="-9.99200722162641E-015" calcext:value-type="float">
            <text:p>-9.99200722162641E-01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9" calcext:value-type="float">
            <text:p>9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48" calcext:value-type="float">
            <text:p>2.04642204243648E-013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4.72054365684253E-027" calcext:value-type="float">
            <text:p>4.72054365684253E-0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4642204243648" calcext:value-type="float">
            <text:p>2.04642204243648E-013</text:p>
          </table:table-cell>
          <table:table-cell/>
          <table:table-cell table:style-name="ce4" table:formula="of:=[.F21]" office:value-type="float" office:value="0.000000000000204642204243654" calcext:value-type="float">
            <text:p>2.04642204243654E-013</text:p>
          </table:table-cell>
          <table:table-cell/>
          <table:table-cell table:formula="of:=[.M33]/[.O33]" office:value-type="float" office:value="0.999999999999971" calcext:value-type="float">
            <text:p>1</text:p>
          </table:table-cell>
          <table:table-cell table:formula="of:=[.M33]-[.O33]" office:value-type="float" office:value="-6.00796465416323E-027" calcext:value-type="float">
            <text:p>-6.01E-027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2" calcext:value-type="float">
            <text:p>3342.0608192685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691215973347425" calcext:value-type="float">
            <text:p>6.91215973347425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42.06081926852" calcext:value-type="float">
            <text:p>3342.0608192685</text:p>
          </table:table-cell>
          <table:table-cell/>
          <table:table-cell table:style-name="ce4" table:formula="of:=[.F22]" office:value-type="float" office:value="3342.06081926861" calcext:value-type="float">
            <text:p>3342.0608192686</text:p>
          </table:table-cell>
          <table:table-cell/>
          <table:table-cell table:formula="of:=[.M34]/[.O34]" office:value-type="float" office:value="0.999999999999973" calcext:value-type="float">
            <text:p>1</text:p>
          </table:table-cell>
          <table:table-cell table:formula="of:=[.M34]-[.O34]" office:value-type="float" office:value="-0.0000000000900399754755199" calcext:value-type="float">
            <text:p>-9.00E-011</text:p>
          </table:table-cell>
          <table:table-cell/>
          <table:table-cell table:style-name="ce3" table:formula="of:=SQRT([.D33]*[.D33]+[.D34]*[.D34]+[.D35]*[.D35])" office:value-type="float" office:value="3342.06081926858" calcext:value-type="float">
            <text:p>3342.0608192686</text:p>
          </table:table-cell>
          <table:table-cell/>
          <table:table-cell table:style-name="ce3" table:formula="of:=SQRT([.F33]*[.F33]+[.F34]*[.F34]+[.F35]*[.F35])" office:value-type="float" office:value="3342.06081926852" calcext:value-type="float">
            <text:p>3342.0608192685</text:p>
          </table:table-cell>
          <table:table-cell/>
          <table:table-cell table:formula="of:=[.T34]/[.V34]" office:value-type="float" office:value="1.00000000000002" calcext:value-type="float">
            <text:p>1</text:p>
          </table:table-cell>
          <table:table-cell table:formula="of:=[.T34]-[.V34]" office:value-type="float" office:value="0.0000000000600266503170133" calcext:value-type="float">
            <text:p>6.00266503170133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568E-017" calcext:value-type="float">
            <text:p>-4.5607110154568E-017</text:p>
          </table:table-cell>
          <table:table-cell/>
          <table:table-cell table:style-name="ce3" office:value-type="float" office:value="0.999999999999589" calcext:value-type="float">
            <text:p>1</text:p>
          </table:table-cell>
          <table:table-cell table:style-name="ce3" office:value-type="float" office:value="1.8729283523177E-029" calcext:value-type="float">
            <text:p>1.8729283523177E-0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5607110154568E-017" calcext:value-type="float">
            <text:p>-4.5607110154568E-017</text:p>
          </table:table-cell>
          <table:table-cell/>
          <table:table-cell table:style-name="ce4" table:formula="of:=[.F24]" office:value-type="float" office:value="-4.56071101545499E-017" calcext:value-type="float">
            <text:p>-4.56071101545499E-017</text:p>
          </table:table-cell>
          <table:table-cell/>
          <table:table-cell table:formula="of:=[.M36]/[.O36]" office:value-type="float" office:value="1.0000000000004" calcext:value-type="float">
            <text:p>1</text:p>
          </table:table-cell>
          <table:table-cell table:formula="of:=[.M36]-[.O36]" office:value-type="float" office:value="-1.8100659989329E-029" calcext:value-type="float">
            <text:p>-1.81E-029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-0.744820632141798" calcext:value-type="float">
            <text:p>-0.7448206321</text:p>
          </table:table-cell>
          <table:table-cell/>
          <table:table-cell table:style-name="ce3" office:value-type="float" office:value="0.999999999999588" calcext:value-type="float">
            <text:p>1</text:p>
          </table:table-cell>
          <table:table-cell table:style-name="ce3" office:value-type="float" office:value="0.000000000000306532577099006" calcext:value-type="float">
            <text:p>3.06532577099006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744820632141798" calcext:value-type="float">
            <text:p>-0.7448206321</text:p>
          </table:table-cell>
          <table:table-cell/>
          <table:table-cell table:style-name="ce4" table:formula="of:=[.F25]" office:value-type="float" office:value="-0.744820632141502" calcext:value-type="float">
            <text:p>-0.7448206321</text:p>
          </table:table-cell>
          <table:table-cell/>
          <table:table-cell table:formula="of:=[.M37]/[.O37]" office:value-type="float" office:value="1.0000000000004" calcext:value-type="float">
            <text:p>1</text:p>
          </table:table-cell>
          <table:table-cell table:formula="of:=[.M37]-[.O37]" office:value-type="float" office:value="-0.000000000000295985458365067" calcext:value-type="float">
            <text:p>-2.96E-013</text:p>
          </table:table-cell>
          <table:table-cell/>
          <table:table-cell table:style-name="ce3" table:formula="of:=SQRT([.D36]*[.D36]+[.D37]*[.D37]+[.D38]*[.D38])" office:value-type="float" office:value="0.744820632141492" calcext:value-type="float">
            <text:p>0.7448206321</text:p>
          </table:table-cell>
          <table:table-cell/>
          <table:table-cell table:style-name="ce3" table:formula="of:=SQRT([.F36]*[.F36]+[.F37]*[.F37]+[.F38]*[.F38])" office:value-type="float" office:value="0.744820632141798" calcext:value-type="float">
            <text:p>0.7448206321</text:p>
          </table:table-cell>
          <table:table-cell/>
          <table:table-cell table:formula="of:=[.T37]/[.V37]" office:value-type="float" office:value="0.999999999999589" calcext:value-type="float">
            <text:p>1</text:p>
          </table:table-cell>
          <table:table-cell table:formula="of:=[.T37]-[.V37]" office:value-type="float" office:value="-0.000000000000305977465586693" calcext:value-type="float">
            <text:p>-3.05977465586693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7.57306469012171E-029" calcext:value-type="float">
            <text:p>-7.57306469012171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53" calcext:value-type="float">
            <text:p>-2.05E-01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342.06081926859" calcext:value-type="float">
            <text:p>3342.0608192686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342.06081926859" calcext:value-type="float">
            <text:p>-3.34E+003</text:p>
          </table:table-cell>
          <table:table-cell/>
          <table:table-cell table:style-name="ce3" table:formula="of:=SQRT([.D45]*[.D45]+[.D46]*[.D46]+[.D47]*[.D47])" office:value-type="float" office:value="3342.06081926858" calcext:value-type="float">
            <text:p>3342.0608192686</text:p>
          </table:table-cell>
          <table:table-cell/>
          <table:table-cell table:style-name="ce3" table:formula="of:=SQRT([.F45]*[.F45]+[.F46]*[.F46]+[.F47]*[.F47])" office:value-type="float" office:value="3342.06081926859" calcext:value-type="float">
            <text:p>3342.0608192686</text:p>
          </table:table-cell>
          <table:table-cell/>
          <table:table-cell table:formula="of:=[.T46]/[.V46]" office:value-type="float" office:value="0.999999999999997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6.16297582203915E-033" calcext:value-type="float">
            <text:p>-6.16297582203915E-03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4.56071101545493E-017" calcext:value-type="float">
            <text:p>-4.56071101545493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5493E-017" calcext:value-type="float">
            <text:p>4.56E-017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-0.744820632141491" calcext:value-type="float">
            <text:p>-0.7448206321</text:p>
          </table:table-cell>
          <table:table-cell/>
          <table:table-cell table:formula="of:=[.M49]/[.O49]" office:value-type="float" office:value="-0" calcext:value-type="float">
            <text:p>0</text:p>
          </table:table-cell>
          <table:table-cell table:formula="of:=[.M49]-[.O49]" office:value-type="float" office:value="0.744820632141491" calcext:value-type="float">
            <text:p>7.45E-001</text:p>
          </table:table-cell>
          <table:table-cell/>
          <table:table-cell table:style-name="ce3" table:formula="of:=SQRT([.D48]*[.D48]+[.D49]*[.D49]+[.D50]*[.D50])" office:value-type="float" office:value="0.744820632141492" calcext:value-type="float">
            <text:p>0.7448206321</text:p>
          </table:table-cell>
          <table:table-cell/>
          <table:table-cell table:style-name="ce3" table:formula="of:=SQRT([.F48]*[.F48]+[.F49]*[.F49]+[.F50]*[.F50])" office:value-type="float" office:value="0.744820632141491" calcext:value-type="float">
            <text:p>0.7448206321</text:p>
          </table:table-cell>
          <table:table-cell/>
          <table:table-cell table:formula="of:=[.T49]/[.V49]" office:value-type="float" office:value="1" calcext:value-type="float">
            <text:p>1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.F33]" office:value-type="float" office:value="0.000000000000204642204243648" calcext:value-type="float">
            <text:p>2.04642204243648E-013</text:p>
          </table:table-cell>
          <table:table-cell/>
          <table:table-cell table:formula="of:=[.M57]/[.O57]" office:value-type="float" office:value="1.00000000000002" calcext:value-type="float">
            <text:p>1</text:p>
          </table:table-cell>
          <table:table-cell table:formula="of:=[.M57]-[.O57]" office:value-type="float" office:value="5.0234662444474E-027" calcext:value-type="float">
            <text:p>5.02E-02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859" calcext:value-type="float">
            <text:p>3342.0608192686</text:p>
          </table:table-cell>
          <table:table-cell/>
          <table:table-cell table:style-name="ce4" table:formula="of:=[.F34]" office:value-type="float" office:value="3342.06081926852" calcext:value-type="float">
            <text:p>3342.0608192685</text:p>
          </table:table-cell>
          <table:table-cell/>
          <table:table-cell table:formula="of:=[.M58]/[.O58]" office:value-type="float" office:value="1.00000000000002" calcext:value-type="float">
            <text:p>1</text:p>
          </table:table-cell>
          <table:table-cell table:formula="of:=[.M58]-[.O58]" office:value-type="float" office:value="0.0000000000700310920365155" calcext:value-type="float">
            <text:p>7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5493E-017" calcext:value-type="float">
            <text:p>-4.56071101545493E-017</text:p>
          </table:table-cell>
          <table:table-cell/>
          <table:table-cell table:style-name="ce4" table:formula="of:=[.F36]" office:value-type="float" office:value="-4.5607110154568E-017" calcext:value-type="float">
            <text:p>-4.5607110154568E-017</text:p>
          </table:table-cell>
          <table:table-cell/>
          <table:table-cell table:formula="of:=[.M60]/[.O60]" office:value-type="float" office:value="0.99999999999959" calcext:value-type="float">
            <text:p>1</text:p>
          </table:table-cell>
          <table:table-cell table:formula="of:=[.M60]-[.O60]" office:value-type="float" office:value="1.86923056682448E-029" calcext:value-type="float">
            <text:p>1.87E-02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1491" calcext:value-type="float">
            <text:p>-0.7448206321</text:p>
          </table:table-cell>
          <table:table-cell/>
          <table:table-cell table:style-name="ce4" table:formula="of:=[.F37]" office:value-type="float" office:value="-0.744820632141798" calcext:value-type="float">
            <text:p>-0.7448206321</text:p>
          </table:table-cell>
          <table:table-cell/>
          <table:table-cell table:formula="of:=[.M61]/[.O61]" office:value-type="float" office:value="0.999999999999588" calcext:value-type="float">
            <text:p>1</text:p>
          </table:table-cell>
          <table:table-cell table:formula="of:=[.M61]-[.O61]" office:value-type="float" office:value="0.000000000000306976666308856" calcext:value-type="float">
            <text:p>3.07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.F21]" office:value-type="float" office:value="0.000000000000204642204243654" calcext:value-type="float">
            <text:p>2.04642204243654E-013</text:p>
          </table:table-cell>
          <table:table-cell/>
          <table:table-cell table:formula="of:=[.M69]/[.O69]" office:value-type="float" office:value="0.999999999999995" calcext:value-type="float">
            <text:p>1</text:p>
          </table:table-cell>
          <table:table-cell table:formula="of:=[.M69]-[.O69]" office:value-type="float" office:value="-9.84498409715823E-028" calcext:value-type="float">
            <text:p>-9.84E-02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859" calcext:value-type="float">
            <text:p>3342.0608192686</text:p>
          </table:table-cell>
          <table:table-cell/>
          <table:table-cell table:style-name="ce4" table:formula="of:=[.F22]" office:value-type="float" office:value="3342.06081926861" calcext:value-type="float">
            <text:p>3342.0608192686</text:p>
          </table:table-cell>
          <table:table-cell/>
          <table:table-cell table:formula="of:=[.M70]/[.O70]" office:value-type="float" office:value="0.999999999999994" calcext:value-type="float">
            <text:p>1</text:p>
          </table:table-cell>
          <table:table-cell table:formula="of:=[.M70]-[.O70]" office:value-type="float" office:value="-0.0000000000200088834390044" calcext:value-type="float">
            <text:p>-2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5493E-017" calcext:value-type="float">
            <text:p>-4.56071101545493E-017</text:p>
          </table:table-cell>
          <table:table-cell/>
          <table:table-cell table:style-name="ce4" table:formula="of:=[.F24]" office:value-type="float" office:value="-4.56071101545499E-017" calcext:value-type="float">
            <text:p>-4.56071101545499E-017</text:p>
          </table:table-cell>
          <table:table-cell/>
          <table:table-cell table:formula="of:=[.M72]/[.O72]" office:value-type="float" office:value="0.999999999999987" calcext:value-type="float">
            <text:p>1</text:p>
          </table:table-cell>
          <table:table-cell table:formula="of:=[.M72]-[.O72]" office:value-type="float" office:value="5.91645678915759E-031" calcext:value-type="float">
            <text:p>5.92E-03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1491" calcext:value-type="float">
            <text:p>-0.7448206321</text:p>
          </table:table-cell>
          <table:table-cell/>
          <table:table-cell table:style-name="ce4" table:formula="of:=[.F25]" office:value-type="float" office:value="-0.744820632141502" calcext:value-type="float">
            <text:p>-0.7448206321</text:p>
          </table:table-cell>
          <table:table-cell/>
          <table:table-cell table:formula="of:=[.M73]/[.O73]" office:value-type="float" office:value="0.999999999999985" calcext:value-type="float">
            <text:p>1</text:p>
          </table:table-cell>
          <table:table-cell table:formula="of:=[.M73]-[.O73]" office:value-type="float" office:value="0.0000000000000109912079437891" calcext:value-type="float">
            <text:p>1.10E-0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3653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42.06081926858" calcext:value-type="float">
            <text:p>3342.0608192686</text:p>
          </table:table-cell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42.06081926858" calcext:value-type="float">
            <text:p>3342.0608192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6859" calcext:value-type="float">
            <text:p>3342.060819268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42.0608192685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5493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41492" calcext:value-type="float">
            <text:p>-0.744820632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744820632141492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5.04870979341448E-029" calcext:value-type="float">
            <text:p>-5.04870979341448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4642204243652" calcext:value-type="float">
            <text:p>2.04642204243652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43652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81898940354586" calcext:value-type="float">
            <text:p>-1.81898940354586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42.06081926857" calcext:value-type="float">
            <text:p>3342.0608192686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342.06081926857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5.54667823983524E-032" calcext:value-type="float">
            <text:p>5.54667823983524E-03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56071101545524E-017" calcext:value-type="float">
            <text:p>-4.56071101545524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545524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9.99200722162641E-016" calcext:value-type="float">
            <text:p>9.99200722162641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-0.744820632141541" calcext:value-type="float">
            <text:p>-0.7448206321</text:p>
          </table:table-cell>
          <table:table-cell/>
          <table:table-cell table:formula="of:=[.M25]/[.O25]" office:value-type="float" office:value="-0" calcext:value-type="float">
            <text:p>0</text:p>
          </table:table-cell>
          <table:table-cell table:formula="of:=[.M25]-[.O25]" office:value-type="float" office:value="0.744820632141541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52" calcext:value-type="float">
            <text:p>2.04642204243652E-0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.05845175209737E-028" calcext:value-type="float">
            <text:p>6.05845175209737E-0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4642204243652" calcext:value-type="float">
            <text:p>2.04642204243652E-013</text:p>
          </table:table-cell>
          <table:table-cell/>
          <table:table-cell table:style-name="ce4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33]/[.O33]" office:value-type="float" office:value="0.999999999999995" calcext:value-type="float">
            <text:p>1</text:p>
          </table:table-cell>
          <table:table-cell table:formula="of:=[.M33]-[.O33]" office:value-type="float" office:value="-1.03498550764997E-027" calcext:value-type="float">
            <text:p>-1.03E-0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7" calcext:value-type="float">
            <text:p>3342.060819268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12732925824821" calcext:value-type="float">
            <text:p>1.2732925824821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42.06081926857" calcext:value-type="float">
            <text:p>3342.0608192686</text:p>
          </table:table-cell>
          <table:table-cell/>
          <table:table-cell table:style-name="ce4" table:formula="of:=[.F22]" office:value-type="float" office:value="3342.06081926859" calcext:value-type="float">
            <text:p>3342.0608192686</text:p>
          </table:table-cell>
          <table:table-cell/>
          <table:table-cell table:formula="of:=[.M34]/[.O34]" office:value-type="float" office:value="0.999999999999994" calcext:value-type="float">
            <text:p>1</text:p>
          </table:table-cell>
          <table:table-cell table:formula="of:=[.M34]-[.O34]" office:value-type="float" office:value="-0.0000000000200088834390044" calcext:value-type="float">
            <text:p>-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5524E-017" calcext:value-type="float">
            <text:p>-4.56071101545524E-017</text:p>
          </table:table-cell>
          <table:table-cell/>
          <table:table-cell table:style-name="ce3" office:value-type="float" office:value="0.999999999999932" calcext:value-type="float">
            <text:p>1</text:p>
          </table:table-cell>
          <table:table-cell table:style-name="ce3" office:value-type="float" office:value="3.11846576595181E-030" calcext:value-type="float">
            <text:p>3.11846576595181E-03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56071101545524E-017" calcext:value-type="float">
            <text:p>-4.56071101545524E-017</text:p>
          </table:table-cell>
          <table:table-cell/>
          <table:table-cell table:style-name="ce4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36]/[.O36]" office:value-type="float" office:value="1.00000000000007" calcext:value-type="float">
            <text:p>1</text:p>
          </table:table-cell>
          <table:table-cell table:formula="of:=[.M36]-[.O36]" office:value-type="float" office:value="-3.09997683848569E-030" calcext:value-type="float">
            <text:p>-3.10E-0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541" calcext:value-type="float">
            <text:p>-0.7448206321</text:p>
          </table:table-cell>
          <table:table-cell/>
          <table:table-cell table:style-name="ce3" office:value-type="float" office:value="0.999999999999933" calcext:value-type="float">
            <text:p>1</text:p>
          </table:table-cell>
          <table:table-cell table:style-name="ce3" office:value-type="float" office:value="0.0000000000000501820807130571" calcext:value-type="float">
            <text:p>5.01820807130571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744820632141541" calcext:value-type="float">
            <text:p>-0.7448206321</text:p>
          </table:table-cell>
          <table:table-cell/>
          <table:table-cell table:style-name="ce4" table:formula="of:=[.F25]" office:value-type="float" office:value="-0.744820632141492" calcext:value-type="float">
            <text:p>-0.7448206321</text:p>
          </table:table-cell>
          <table:table-cell/>
          <table:table-cell table:formula="of:=[.M37]/[.O37]" office:value-type="float" office:value="1.00000000000007" calcext:value-type="float">
            <text:p>1</text:p>
          </table:table-cell>
          <table:table-cell table:formula="of:=[.M37]-[.O37]" office:value-type="float" office:value="-0.0000000000000489608353859694" calcext:value-type="float">
            <text:p>-4.9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0" calcext:value-type="float">
            <text:p>1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0097419586829E-028" calcext:value-type="float">
            <text:p>-1.0097419586829E-0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53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227373675443232" calcext:value-type="float">
            <text:p>-2.27373675443232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342.06081926859" calcext:value-type="float">
            <text:p>3342.0608192686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5492E-017" calcext:value-type="float">
            <text:p>-4.56071101545492E-0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4.93038065763132E-032" calcext:value-type="float">
            <text:p>-4.93038065763132E-03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4.56071101545492E-017" calcext:value-type="float">
            <text:p>-4.56071101545492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5492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9" calcext:value-type="float">
            <text:p>-0.74482063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8.88178419700125E-016" calcext:value-type="float">
            <text:p>-8.88178419700125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-0.74482063214149" calcext:value-type="float">
            <text:p>-0.7448206321</text:p>
          </table:table-cell>
          <table:table-cell/>
          <table:table-cell table:formula="of:=[.M49]/[.O49]" office:value-type="float" office:value="-0" calcext:value-type="float">
            <text:p>0</text:p>
          </table:table-cell>
          <table:table-cell table:formula="of:=[.M49]-[.O49]" office:value-type="float" office:value="0.7448206321414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.F33]" office:value-type="float" office:value="0.000000000000204642204243652" calcext:value-type="float">
            <text:p>2.04642204243652E-013</text:p>
          </table:table-cell>
          <table:table-cell/>
          <table:table-cell table:formula="of:=[.M57]/[.O57]" office:value-type="float" office:value="1.00000000000001" calcext:value-type="float">
            <text:p>1</text:p>
          </table:table-cell>
          <table:table-cell table:formula="of:=[.M57]-[.O57]" office:value-type="float" office:value="1.03498550764997E-027" calcext:value-type="float">
            <text:p>1.03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859" calcext:value-type="float">
            <text:p>3342.0608192686</text:p>
          </table:table-cell>
          <table:table-cell/>
          <table:table-cell table:style-name="ce4" table:formula="of:=[.F34]" office:value-type="float" office:value="3342.06081926857" calcext:value-type="float">
            <text:p>3342.0608192686</text:p>
          </table:table-cell>
          <table:table-cell/>
          <table:table-cell table:formula="of:=[.M58]/[.O58]" office:value-type="float" office:value="1.00000000000001" calcext:value-type="float">
            <text:p>1</text:p>
          </table:table-cell>
          <table:table-cell table:formula="of:=[.M58]-[.O58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5492E-017" calcext:value-type="float">
            <text:p>-4.56071101545492E-017</text:p>
          </table:table-cell>
          <table:table-cell/>
          <table:table-cell table:style-name="ce4" table:formula="of:=[.F36]" office:value-type="float" office:value="-4.56071101545524E-017" calcext:value-type="float">
            <text:p>-4.56071101545524E-017</text:p>
          </table:table-cell>
          <table:table-cell/>
          <table:table-cell table:formula="of:=[.M60]/[.O60]" office:value-type="float" office:value="0.99999999999993" calcext:value-type="float">
            <text:p>1</text:p>
          </table:table-cell>
          <table:table-cell table:formula="of:=[.M60]-[.O60]" office:value-type="float" office:value="3.19858445163832E-030" calcext:value-type="float">
            <text:p>3.20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149" calcext:value-type="float">
            <text:p>-0.7448206321</text:p>
          </table:table-cell>
          <table:table-cell/>
          <table:table-cell table:style-name="ce4" table:formula="of:=[.F37]" office:value-type="float" office:value="-0.744820632141541" calcext:value-type="float">
            <text:p>-0.7448206321</text:p>
          </table:table-cell>
          <table:table-cell/>
          <table:table-cell table:formula="of:=[.M61]/[.O61]" office:value-type="float" office:value="0.999999999999931" calcext:value-type="float">
            <text:p>1</text:p>
          </table:table-cell>
          <table:table-cell table:formula="of:=[.M61]-[.O61]" office:value-type="float" office:value="0.0000000000000510702591327572" calcext:value-type="float">
            <text:p>5.11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42.06081926859" calcext:value-type="float">
            <text:p>3342.0608192686</text:p>
          </table:table-cell>
          <table:table-cell/>
          <table:table-cell table:style-name="ce4" table:formula="of:=[.F22]" office:value-type="float" office:value="3342.06081926859" calcext:value-type="float">
            <text:p>3342.060819268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5492E-017" calcext:value-type="float">
            <text:p>-4.56071101545492E-017</text:p>
          </table:table-cell>
          <table:table-cell/>
          <table:table-cell table:style-name="ce4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72]/[.O72]" office:value-type="float" office:value="0.999999999999998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74482063214149" calcext:value-type="float">
            <text:p>-0.7448206321</text:p>
          </table:table-cell>
          <table:table-cell/>
          <table:table-cell table:style-name="ce4" table:formula="of:=[.F25]" office:value-type="float" office:value="-0.744820632141492" calcext:value-type="float">
            <text:p>-0.7448206321</text:p>
          </table:table-cell>
          <table:table-cell/>
          <table:table-cell table:formula="of:=[.M73]/[.O73]" office:value-type="float" office:value="0.999999999999997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1T13:35:28.710097889</dc:date>
    <dc:creator>Stacha Petrovic</dc:creator>
    <meta:editing-duration>P27DT16H15M42S</meta:editing-duration>
    <meta:editing-cycles>702</meta:editing-cycles>
    <meta:document-statistic meta:table-count="8" meta:cell-count="3308" meta:object-count="0"/>
    <meta:user-defined meta:name="qrichtext">1</meta:user-defined>
  </office:meta>
</office:document-meta>
</file>